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1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iso3Pop" table:style-name="ta1">
        <table:table-column table:style-name="co1" table:number-columns-repeated="100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number-columns-repeated="8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8.4" calcext:value-type="float">
            <text:p>58.4</text:p>
          </table:table-cell>
          <table:table-cell office:value-type="float" office:value="60.3" calcext:value-type="float">
            <text:p>60.3</text:p>
          </table:table-cell>
          <table:table-cell office:value-type="float" office:value="58.7333333333333" calcext:value-type="float">
            <text:p>58.7333333333</text:p>
          </table:table-cell>
          <table:table-cell office:value-type="float" office:value="58.7" calcext:value-type="float">
            <text:p>58.7</text:p>
          </table:table-cell>
          <table:table-cell office:value-type="float" office:value="59.3" calcext:value-type="float">
            <text:p>59.3</text:p>
          </table:table-cell>
          <table:table-cell office:value-type="float" office:value="59.6" calcext:value-type="float">
            <text:p>59.6</text:p>
          </table:table-cell>
          <table:table-cell office:value-type="float" office:value="58.7428571428571" calcext:value-type="float">
            <text:p>58.7428571429</text:p>
          </table:table-cell>
          <table:table-cell office:value-type="float" office:value="60.5875" calcext:value-type="float">
            <text:p>60.5875</text:p>
          </table:table-cell>
          <table:table-cell office:value-type="float" office:value="58.8" calcext:value-type="float">
            <text:p>58.8</text:p>
          </table:table-cell>
          <table:table-cell office:value-type="float" office:value="60.51" calcext:value-type="float">
            <text:p>60.51</text:p>
          </table:table-cell>
          <table:table-cell table:number-columns-repeated="8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.8" calcext:value-type="float">
            <text:p>60.8</text:p>
          </table:table-cell>
          <table:table-cell office:value-type="float" office:value="61.6" calcext:value-type="float">
            <text:p>61.6</text:p>
          </table:table-cell>
          <table:table-cell office:value-type="float" office:value="61.4" calcext:value-type="float">
            <text:p>61.4</text:p>
          </table:table-cell>
          <table:table-cell office:value-type="float" office:value="60.8" calcext:value-type="float">
            <text:p>60.8</text:p>
          </table:table-cell>
          <table:table-cell office:value-type="float" office:value="60.35" calcext:value-type="float">
            <text:p>60.35</text:p>
          </table:table-cell>
          <table:table-cell office:value-type="float" office:value="59.98" calcext:value-type="float">
            <text:p>59.98</text:p>
          </table:table-cell>
          <table:table-cell office:value-type="float" office:value="60.2833333333333" calcext:value-type="float">
            <text:p>60.2833333333</text:p>
          </table:table-cell>
          <table:table-cell office:value-type="float" office:value="60.1142857142857" calcext:value-type="float">
            <text:p>60.1142857143</text:p>
          </table:table-cell>
          <table:table-cell office:value-type="float" office:value="60.1375" calcext:value-type="float">
            <text:p>60.1375</text:p>
          </table:table-cell>
          <table:table-cell office:value-type="float" office:value="59.3555555555555" calcext:value-type="float">
            <text:p>59.3555555556</text:p>
          </table:table-cell>
          <table:table-cell office:value-type="float" office:value="59.31" calcext:value-type="float">
            <text:p>59.31</text:p>
          </table:table-cell>
          <table:table-cell table:number-columns-repeated="8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58.3" calcext:value-type="float">
            <text:p>58.3</text:p>
          </table:table-cell>
          <table:table-cell office:value-type="float" office:value="59.55" calcext:value-type="float">
            <text:p>59.55</text:p>
          </table:table-cell>
          <table:table-cell office:value-type="float" office:value="58.7333333333333" calcext:value-type="float">
            <text:p>58.7333333333</text:p>
          </table:table-cell>
          <table:table-cell office:value-type="float" office:value="58.75" calcext:value-type="float">
            <text:p>58.75</text:p>
          </table:table-cell>
          <table:table-cell office:value-type="float" office:value="58.9" calcext:value-type="float">
            <text:p>58.9</text:p>
          </table:table-cell>
          <table:table-cell office:value-type="float" office:value="59.8666666666667" calcext:value-type="float">
            <text:p>59.8666666667</text:p>
          </table:table-cell>
          <table:table-cell office:value-type="float" office:value="58.9285714285714" calcext:value-type="float">
            <text:p>58.9285714286</text:p>
          </table:table-cell>
          <table:table-cell office:value-type="float" office:value="60.6375" calcext:value-type="float">
            <text:p>60.6375</text:p>
          </table:table-cell>
          <table:table-cell office:value-type="float" office:value="59.4777777777778" calcext:value-type="float">
            <text:p>59.4777777778</text:p>
          </table:table-cell>
          <table:table-cell office:value-type="float" office:value="59.29" calcext:value-type="float">
            <text:p>59.29</text:p>
          </table:table-cell>
          <table:table-cell table:number-columns-repeated="8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.4" calcext:value-type="float">
            <text:p>61.4</text:p>
          </table:table-cell>
          <table:table-cell office:value-type="float" office:value="60.7" calcext:value-type="float">
            <text:p>60.7</text:p>
          </table:table-cell>
          <table:table-cell office:value-type="float" office:value="59.9" calcext:value-type="float">
            <text:p>59.9</text:p>
          </table:table-cell>
          <table:table-cell office:value-type="float" office:value="61.8333333333333" calcext:value-type="float">
            <text:p>61.8333333333</text:p>
          </table:table-cell>
          <table:table-cell office:value-type="float" office:value="59.9" calcext:value-type="float">
            <text:p>59.9</text:p>
          </table:table-cell>
          <table:table-cell office:value-type="float" office:value="61.46" calcext:value-type="float">
            <text:p>61.46</text:p>
          </table:table-cell>
          <table:table-cell office:value-type="float" office:value="60.05" calcext:value-type="float">
            <text:p>60.05</text:p>
          </table:table-cell>
          <table:table-cell office:value-type="float" office:value="59.4428571428571" calcext:value-type="float">
            <text:p>59.4428571429</text:p>
          </table:table-cell>
          <table:table-cell office:value-type="float" office:value="60.65" calcext:value-type="float">
            <text:p>60.65</text:p>
          </table:table-cell>
          <table:table-cell office:value-type="float" office:value="59.6" calcext:value-type="float">
            <text:p>59.6</text:p>
          </table:table-cell>
          <table:table-cell office:value-type="float" office:value="60.52" calcext:value-type="float">
            <text:p>60.52</text:p>
          </table:table-cell>
          <table:table-cell table:number-columns-repeated="8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1.4" calcext:value-type="float">
            <text:p>61.4</text:p>
          </table:table-cell>
          <table:table-cell office:value-type="float" office:value="62" calcext:value-type="float">
            <text:p>62</text:p>
          </table:table-cell>
          <table:table-cell office:value-type="float" office:value="58.15" calcext:value-type="float">
            <text:p>58.15</text:p>
          </table:table-cell>
          <table:table-cell office:value-type="float" office:value="59.1" calcext:value-type="float">
            <text:p>59.1</text:p>
          </table:table-cell>
          <table:table-cell office:value-type="float" office:value="58.85" calcext:value-type="float">
            <text:p>58.85</text:p>
          </table:table-cell>
          <table:table-cell office:value-type="float" office:value="60.98" calcext:value-type="float">
            <text:p>60.98</text:p>
          </table:table-cell>
          <table:table-cell office:value-type="float" office:value="59.9" calcext:value-type="float">
            <text:p>59.9</text:p>
          </table:table-cell>
          <table:table-cell office:value-type="float" office:value="59.7285714285714" calcext:value-type="float">
            <text:p>59.7285714286</text:p>
          </table:table-cell>
          <table:table-cell office:value-type="float" office:value="60.15" calcext:value-type="float">
            <text:p>60.15</text:p>
          </table:table-cell>
          <table:table-cell office:value-type="float" office:value="60.4555555555556" calcext:value-type="float">
            <text:p>60.4555555556</text:p>
          </table:table-cell>
          <table:table-cell office:value-type="float" office:value="59.28" calcext:value-type="float">
            <text:p>59.28</text:p>
          </table:table-cell>
          <table:table-cell table:number-columns-repeated="8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1.6" calcext:value-type="float">
            <text:p>61.6</text:p>
          </table:table-cell>
          <table:table-cell office:value-type="float" office:value="59.1" calcext:value-type="float">
            <text:p>59.1</text:p>
          </table:table-cell>
          <table:table-cell office:value-type="float" office:value="62.85" calcext:value-type="float">
            <text:p>62.85</text:p>
          </table:table-cell>
          <table:table-cell office:value-type="float" office:value="61" calcext:value-type="float">
            <text:p>61</text:p>
          </table:table-cell>
          <table:table-cell office:value-type="float" office:value="61.275" calcext:value-type="float">
            <text:p>61.275</text:p>
          </table:table-cell>
          <table:table-cell office:value-type="float" office:value="60.02" calcext:value-type="float">
            <text:p>60.02</text:p>
          </table:table-cell>
          <table:table-cell office:value-type="float" office:value="59.9666666666667" calcext:value-type="float">
            <text:p>59.9666666667</text:p>
          </table:table-cell>
          <table:table-cell office:value-type="float" office:value="60.2285714285714" calcext:value-type="float">
            <text:p>60.2285714286</text:p>
          </table:table-cell>
          <table:table-cell office:value-type="float" office:value="60.3875" calcext:value-type="float">
            <text:p>60.3875</text:p>
          </table:table-cell>
          <table:table-cell office:value-type="float" office:value="59.3666666666667" calcext:value-type="float">
            <text:p>59.3666666667</text:p>
          </table:table-cell>
          <table:table-cell office:value-type="float" office:value="58.5" calcext:value-type="float">
            <text:p>58.5</text:p>
          </table:table-cell>
          <table:table-cell table:number-columns-repeated="8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.6" calcext:value-type="float">
            <text:p>57.6</text:p>
          </table:table-cell>
          <table:table-cell office:value-type="float" office:value="57.2" calcext:value-type="float">
            <text:p>57.2</text:p>
          </table:table-cell>
          <table:table-cell office:value-type="float" office:value="60.75" calcext:value-type="float">
            <text:p>60.75</text:p>
          </table:table-cell>
          <table:table-cell office:value-type="float" office:value="59.5333333333333" calcext:value-type="float">
            <text:p>59.5333333333</text:p>
          </table:table-cell>
          <table:table-cell office:value-type="float" office:value="60.775" calcext:value-type="float">
            <text:p>60.775</text:p>
          </table:table-cell>
          <table:table-cell office:value-type="float" office:value="59.2" calcext:value-type="float">
            <text:p>59.2</text:p>
          </table:table-cell>
          <table:table-cell office:value-type="float" office:value="58.3166666666667" calcext:value-type="float">
            <text:p>58.3166666667</text:p>
          </table:table-cell>
          <table:table-cell office:value-type="float" office:value="60.5714285714286" calcext:value-type="float">
            <text:p>60.5714285714</text:p>
          </table:table-cell>
          <table:table-cell office:value-type="float" office:value="61.125" calcext:value-type="float">
            <text:p>61.125</text:p>
          </table:table-cell>
          <table:table-cell office:value-type="float" office:value="59.6333333333333" calcext:value-type="float">
            <text:p>59.6333333333</text:p>
          </table:table-cell>
          <table:table-cell office:value-type="float" office:value="59.48" calcext:value-type="float">
            <text:p>59.48</text:p>
          </table:table-cell>
          <table:table-cell table:number-columns-repeated="8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7.4" calcext:value-type="float">
            <text:p>57.4</text:p>
          </table:table-cell>
          <table:table-cell office:value-type="float" office:value="60.3" calcext:value-type="float">
            <text:p>60.3</text:p>
          </table:table-cell>
          <table:table-cell office:value-type="float" office:value="58.1" calcext:value-type="float">
            <text:p>58.1</text:p>
          </table:table-cell>
          <table:table-cell office:value-type="float" office:value="59.3" calcext:value-type="float">
            <text:p>59.3</text:p>
          </table:table-cell>
          <table:table-cell office:value-type="float" office:value="60" calcext:value-type="float">
            <text:p>60</text:p>
          </table:table-cell>
          <table:table-cell office:value-type="float" office:value="60.2" calcext:value-type="float">
            <text:p>60.2</text:p>
          </table:table-cell>
          <table:table-cell office:value-type="float" office:value="60.2333333333333" calcext:value-type="float">
            <text:p>60.2333333333</text:p>
          </table:table-cell>
          <table:table-cell office:value-type="float" office:value="59.4857142857143" calcext:value-type="float">
            <text:p>59.4857142857</text:p>
          </table:table-cell>
          <table:table-cell office:value-type="float" office:value="60.4875" calcext:value-type="float">
            <text:p>60.4875</text:p>
          </table:table-cell>
          <table:table-cell office:value-type="float" office:value="60.5333333333333" calcext:value-type="float">
            <text:p>60.5333333333</text:p>
          </table:table-cell>
          <table:table-cell office:value-type="float" office:value="60.72" calcext:value-type="float">
            <text:p>60.72</text:p>
          </table:table-cell>
          <table:table-cell table:number-columns-repeated="8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6.8" calcext:value-type="float">
            <text:p>56.8</text:p>
          </table:table-cell>
          <table:table-cell office:value-type="float" office:value="59.2" calcext:value-type="float">
            <text:p>59.2</text:p>
          </table:table-cell>
          <table:table-cell office:value-type="float" office:value="60.45" calcext:value-type="float">
            <text:p>60.45</text:p>
          </table:table-cell>
          <table:table-cell office:value-type="float" office:value="59.4666666666667" calcext:value-type="float">
            <text:p>59.4666666667</text:p>
          </table:table-cell>
          <table:table-cell office:value-type="float" office:value="59.9" calcext:value-type="float">
            <text:p>59.9</text:p>
          </table:table-cell>
          <table:table-cell office:value-type="float" office:value="59.52" calcext:value-type="float">
            <text:p>59.52</text:p>
          </table:table-cell>
          <table:table-cell office:value-type="float" office:value="60.1666666666667" calcext:value-type="float">
            <text:p>60.1666666667</text:p>
          </table:table-cell>
          <table:table-cell office:value-type="float" office:value="59.4428571428571" calcext:value-type="float">
            <text:p>59.4428571429</text:p>
          </table:table-cell>
          <table:table-cell office:value-type="float" office:value="58.7125" calcext:value-type="float">
            <text:p>58.7125</text:p>
          </table:table-cell>
          <table:table-cell office:value-type="float" office:value="60.9333333333333" calcext:value-type="float">
            <text:p>60.9333333333</text:p>
          </table:table-cell>
          <table:table-cell office:value-type="float" office:value="60.61" calcext:value-type="float">
            <text:p>60.61</text:p>
          </table:table-cell>
          <table:table-cell table:number-columns-repeated="8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.8" calcext:value-type="float">
            <text:p>54.8</text:p>
          </table:table-cell>
          <table:table-cell office:value-type="float" office:value="58.6" calcext:value-type="float">
            <text:p>58.6</text:p>
          </table:table-cell>
          <table:table-cell office:value-type="float" office:value="58.8" calcext:value-type="float">
            <text:p>58.8</text:p>
          </table:table-cell>
          <table:table-cell office:value-type="float" office:value="60.3666666666667" calcext:value-type="float">
            <text:p>60.3666666667</text:p>
          </table:table-cell>
          <table:table-cell office:value-type="float" office:value="61.275" calcext:value-type="float">
            <text:p>61.275</text:p>
          </table:table-cell>
          <table:table-cell office:value-type="float" office:value="59.52" calcext:value-type="float">
            <text:p>59.52</text:p>
          </table:table-cell>
          <table:table-cell office:value-type="float" office:value="60.3666666666667" calcext:value-type="float">
            <text:p>60.3666666667</text:p>
          </table:table-cell>
          <table:table-cell office:value-type="float" office:value="59.7857142857143" calcext:value-type="float">
            <text:p>59.7857142857</text:p>
          </table:table-cell>
          <table:table-cell office:value-type="float" office:value="59.275" calcext:value-type="float">
            <text:p>59.275</text:p>
          </table:table-cell>
          <table:table-cell office:value-type="float" office:value="59.6222222222222" calcext:value-type="float">
            <text:p>59.6222222222</text:p>
          </table:table-cell>
          <table:table-cell office:value-type="float" office:value="59.23" calcext:value-type="float">
            <text:p>59.23</text:p>
          </table:table-cell>
          <table:table-cell table:number-columns-repeated="8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0.4" calcext:value-type="float">
            <text:p>60.4</text:p>
          </table:table-cell>
          <table:table-cell office:value-type="float" office:value="58.9" calcext:value-type="float">
            <text:p>58.9</text:p>
          </table:table-cell>
          <table:table-cell office:value-type="float" office:value="59.4" calcext:value-type="float">
            <text:p>59.4</text:p>
          </table:table-cell>
          <table:table-cell office:value-type="float" office:value="62.2333333333333" calcext:value-type="float">
            <text:p>62.2333333333</text:p>
          </table:table-cell>
          <table:table-cell office:value-type="float" office:value="59.95" calcext:value-type="float">
            <text:p>59.95</text:p>
          </table:table-cell>
          <table:table-cell office:value-type="float" office:value="59.42" calcext:value-type="float">
            <text:p>59.42</text:p>
          </table:table-cell>
          <table:table-cell office:value-type="float" office:value="60.4666666666667" calcext:value-type="float">
            <text:p>60.4666666667</text:p>
          </table:table-cell>
          <table:table-cell office:value-type="float" office:value="61.2571428571429" calcext:value-type="float">
            <text:p>61.2571428571</text:p>
          </table:table-cell>
          <table:table-cell office:value-type="float" office:value="59.1" calcext:value-type="float">
            <text:p>59.1</text:p>
          </table:table-cell>
          <table:table-cell office:value-type="float" office:value="59.8777777777778" calcext:value-type="float">
            <text:p>59.8777777778</text:p>
          </table:table-cell>
          <table:table-cell office:value-type="float" office:value="60.82" calcext:value-type="float">
            <text:p>60.82</text:p>
          </table:table-cell>
          <table:table-cell table:number-columns-repeated="8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8.2" calcext:value-type="float">
            <text:p>58.2</text:p>
          </table:table-cell>
          <table:table-cell office:value-type="float" office:value="60.1" calcext:value-type="float">
            <text:p>60.1</text:p>
          </table:table-cell>
          <table:table-cell office:value-type="float" office:value="58.75" calcext:value-type="float">
            <text:p>58.75</text:p>
          </table:table-cell>
          <table:table-cell office:value-type="float" office:value="59.8666666666667" calcext:value-type="float">
            <text:p>59.8666666667</text:p>
          </table:table-cell>
          <table:table-cell office:value-type="float" office:value="59.475" calcext:value-type="float">
            <text:p>59.475</text:p>
          </table:table-cell>
          <table:table-cell office:value-type="float" office:value="58.28" calcext:value-type="float">
            <text:p>58.28</text:p>
          </table:table-cell>
          <table:table-cell office:value-type="float" office:value="60.15" calcext:value-type="float">
            <text:p>60.15</text:p>
          </table:table-cell>
          <table:table-cell office:value-type="float" office:value="60.6" calcext:value-type="float">
            <text:p>60.6</text:p>
          </table:table-cell>
          <table:table-cell office:value-type="float" office:value="60.65" calcext:value-type="float">
            <text:p>60.65</text:p>
          </table:table-cell>
          <table:table-cell office:value-type="float" office:value="58.9333333333333" calcext:value-type="float">
            <text:p>58.9333333333</text:p>
          </table:table-cell>
          <table:table-cell office:value-type="float" office:value="59.33" calcext:value-type="float">
            <text:p>59.33</text:p>
          </table:table-cell>
          <table:table-cell table:number-columns-repeated="8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2.6" calcext:value-type="float">
            <text:p>52.6</text:p>
          </table:table-cell>
          <table:table-cell office:value-type="float" office:value="60.3" calcext:value-type="float">
            <text:p>60.3</text:p>
          </table:table-cell>
          <table:table-cell office:value-type="float" office:value="61.25" calcext:value-type="float">
            <text:p>61.25</text:p>
          </table:table-cell>
          <table:table-cell office:value-type="float" office:value="61.1" calcext:value-type="float">
            <text:p>61.1</text:p>
          </table:table-cell>
          <table:table-cell office:value-type="float" office:value="58.75" calcext:value-type="float">
            <text:p>58.75</text:p>
          </table:table-cell>
          <table:table-cell office:value-type="float" office:value="60.2" calcext:value-type="float">
            <text:p>60.2</text:p>
          </table:table-cell>
          <table:table-cell office:value-type="float" office:value="61.5833333333333" calcext:value-type="float">
            <text:p>61.5833333333</text:p>
          </table:table-cell>
          <table:table-cell office:value-type="float" office:value="59.3142857142857" calcext:value-type="float">
            <text:p>59.3142857143</text:p>
          </table:table-cell>
          <table:table-cell office:value-type="float" office:value="59.5" calcext:value-type="float">
            <text:p>59.5</text:p>
          </table:table-cell>
          <table:table-cell office:value-type="float" office:value="58.5777777777778" calcext:value-type="float">
            <text:p>58.5777777778</text:p>
          </table:table-cell>
          <table:table-cell office:value-type="float" office:value="60.01" calcext:value-type="float">
            <text:p>60.01</text:p>
          </table:table-cell>
          <table:table-cell table:number-columns-repeated="8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1.6" calcext:value-type="float">
            <text:p>61.6</text:p>
          </table:table-cell>
          <table:table-cell office:value-type="float" office:value="59.4" calcext:value-type="float">
            <text:p>59.4</text:p>
          </table:table-cell>
          <table:table-cell office:value-type="float" office:value="59.65" calcext:value-type="float">
            <text:p>59.65</text:p>
          </table:table-cell>
          <table:table-cell office:value-type="float" office:value="59.8666666666667" calcext:value-type="float">
            <text:p>59.8666666667</text:p>
          </table:table-cell>
          <table:table-cell office:value-type="float" office:value="59.4" calcext:value-type="float">
            <text:p>59.4</text:p>
          </table:table-cell>
          <table:table-cell office:value-type="float" office:value="59.52" calcext:value-type="float">
            <text:p>59.52</text:p>
          </table:table-cell>
          <table:table-cell office:value-type="float" office:value="59.4666666666667" calcext:value-type="float">
            <text:p>59.4666666667</text:p>
          </table:table-cell>
          <table:table-cell office:value-type="float" office:value="60.4571428571429" calcext:value-type="float">
            <text:p>60.4571428571</text:p>
          </table:table-cell>
          <table:table-cell office:value-type="float" office:value="59.5625" calcext:value-type="float">
            <text:p>59.5625</text:p>
          </table:table-cell>
          <table:table-cell office:value-type="float" office:value="60.9444444444444" calcext:value-type="float">
            <text:p>60.9444444444</text:p>
          </table:table-cell>
          <table:table-cell office:value-type="float" office:value="58.58" calcext:value-type="float">
            <text:p>58.58</text:p>
          </table:table-cell>
          <table:table-cell table:number-columns-repeated="8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4.6" calcext:value-type="float">
            <text:p>54.6</text:p>
          </table:table-cell>
          <table:table-cell office:value-type="float" office:value="57.2" calcext:value-type="float">
            <text:p>57.2</text:p>
          </table:table-cell>
          <table:table-cell office:value-type="float" office:value="58.8" calcext:value-type="float">
            <text:p>58.8</text:p>
          </table:table-cell>
          <table:table-cell office:value-type="float" office:value="58.2" calcext:value-type="float">
            <text:p>58.2</text:p>
          </table:table-cell>
          <table:table-cell office:value-type="float" office:value="61.15" calcext:value-type="float">
            <text:p>61.15</text:p>
          </table:table-cell>
          <table:table-cell office:value-type="float" office:value="60.24" calcext:value-type="float">
            <text:p>60.24</text:p>
          </table:table-cell>
          <table:table-cell office:value-type="float" office:value="60.6333333333333" calcext:value-type="float">
            <text:p>60.6333333333</text:p>
          </table:table-cell>
          <table:table-cell office:value-type="float" office:value="59.3285714285714" calcext:value-type="float">
            <text:p>59.3285714286</text:p>
          </table:table-cell>
          <table:table-cell office:value-type="float" office:value="60.0125" calcext:value-type="float">
            <text:p>60.0125</text:p>
          </table:table-cell>
          <table:table-cell office:value-type="float" office:value="59.9" calcext:value-type="float">
            <text:p>59.9</text:p>
          </table:table-cell>
          <table:table-cell office:value-type="float" office:value="60.38" calcext:value-type="float">
            <text:p>60.38</text:p>
          </table:table-cell>
          <table:table-cell table:number-columns-repeated="8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9.1" calcext:value-type="float">
            <text:p>59.1</text:p>
          </table:table-cell>
          <table:table-cell office:value-type="float" office:value="60.4" calcext:value-type="float">
            <text:p>60.4</text:p>
          </table:table-cell>
          <table:table-cell office:value-type="float" office:value="61.1" calcext:value-type="float">
            <text:p>61.1</text:p>
          </table:table-cell>
          <table:table-cell office:value-type="float" office:value="60.525" calcext:value-type="float">
            <text:p>60.525</text:p>
          </table:table-cell>
          <table:table-cell office:value-type="float" office:value="59.1" calcext:value-type="float">
            <text:p>59.1</text:p>
          </table:table-cell>
          <table:table-cell office:value-type="float" office:value="59" calcext:value-type="float">
            <text:p>59</text:p>
          </table:table-cell>
          <table:table-cell office:value-type="float" office:value="60.4" calcext:value-type="float">
            <text:p>60.4</text:p>
          </table:table-cell>
          <table:table-cell office:value-type="float" office:value="60.25" calcext:value-type="float">
            <text:p>60.25</text:p>
          </table:table-cell>
          <table:table-cell office:value-type="float" office:value="58.7777777777778" calcext:value-type="float">
            <text:p>58.7777777778</text:p>
          </table:table-cell>
          <table:table-cell office:value-type="float" office:value="59.69" calcext:value-type="float">
            <text:p>59.69</text:p>
          </table:table-cell>
          <table:table-cell table:number-columns-repeated="8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9.4" calcext:value-type="float">
            <text:p>59.4</text:p>
          </table:table-cell>
          <table:table-cell office:value-type="float" office:value="61.8" calcext:value-type="float">
            <text:p>61.8</text:p>
          </table:table-cell>
          <table:table-cell office:value-type="float" office:value="58.7" calcext:value-type="float">
            <text:p>58.7</text:p>
          </table:table-cell>
          <table:table-cell office:value-type="float" office:value="58.8666666666667" calcext:value-type="float">
            <text:p>58.8666666667</text:p>
          </table:table-cell>
          <table:table-cell office:value-type="float" office:value="60.55" calcext:value-type="float">
            <text:p>60.55</text:p>
          </table:table-cell>
          <table:table-cell office:value-type="float" office:value="60.76" calcext:value-type="float">
            <text:p>60.76</text:p>
          </table:table-cell>
          <table:table-cell office:value-type="float" office:value="59.8666666666667" calcext:value-type="float">
            <text:p>59.8666666667</text:p>
          </table:table-cell>
          <table:table-cell office:value-type="float" office:value="59.8857142857143" calcext:value-type="float">
            <text:p>59.8857142857</text:p>
          </table:table-cell>
          <table:table-cell office:value-type="float" office:value="59.25" calcext:value-type="float">
            <text:p>59.25</text:p>
          </table:table-cell>
          <table:table-cell office:value-type="float" office:value="60.5" calcext:value-type="float">
            <text:p>60.5</text:p>
          </table:table-cell>
          <table:table-cell office:value-type="float" office:value="59.25" calcext:value-type="float">
            <text:p>59.25</text:p>
          </table:table-cell>
          <table:table-cell table:number-columns-repeated="8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54.7" calcext:value-type="float">
            <text:p>54.7</text:p>
          </table:table-cell>
          <table:table-cell office:value-type="float" office:value="59.65" calcext:value-type="float">
            <text:p>59.65</text:p>
          </table:table-cell>
          <table:table-cell office:value-type="float" office:value="58.4" calcext:value-type="float">
            <text:p>58.4</text:p>
          </table:table-cell>
          <table:table-cell office:value-type="float" office:value="60.95" calcext:value-type="float">
            <text:p>60.95</text:p>
          </table:table-cell>
          <table:table-cell office:value-type="float" office:value="59.92" calcext:value-type="float">
            <text:p>59.92</text:p>
          </table:table-cell>
          <table:table-cell office:value-type="float" office:value="60.4" calcext:value-type="float">
            <text:p>60.4</text:p>
          </table:table-cell>
          <table:table-cell office:value-type="float" office:value="60.8857142857143" calcext:value-type="float">
            <text:p>60.8857142857</text:p>
          </table:table-cell>
          <table:table-cell office:value-type="float" office:value="59.9625" calcext:value-type="float">
            <text:p>59.9625</text:p>
          </table:table-cell>
          <table:table-cell office:value-type="float" office:value="59.6555555555556" calcext:value-type="float">
            <text:p>59.6555555556</text:p>
          </table:table-cell>
          <table:table-cell office:value-type="float" office:value="60.4" calcext:value-type="float">
            <text:p>60.4</text:p>
          </table:table-cell>
          <table:table-cell table:number-columns-repeated="8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4.2" calcext:value-type="float">
            <text:p>64.2</text:p>
          </table:table-cell>
          <table:table-cell office:value-type="float" office:value="54.6" calcext:value-type="float">
            <text:p>54.6</text:p>
          </table:table-cell>
          <table:table-cell office:value-type="float" office:value="59" calcext:value-type="float">
            <text:p>59</text:p>
          </table:table-cell>
          <table:table-cell office:value-type="float" office:value="58.4" calcext:value-type="float">
            <text:p>58.4</text:p>
          </table:table-cell>
          <table:table-cell office:value-type="float" office:value="60.275" calcext:value-type="float">
            <text:p>60.275</text:p>
          </table:table-cell>
          <table:table-cell office:value-type="float" office:value="59.44" calcext:value-type="float">
            <text:p>59.44</text:p>
          </table:table-cell>
          <table:table-cell office:value-type="float" office:value="61.5666666666667" calcext:value-type="float">
            <text:p>61.5666666667</text:p>
          </table:table-cell>
          <table:table-cell office:value-type="float" office:value="61.7" calcext:value-type="float">
            <text:p>61.7</text:p>
          </table:table-cell>
          <table:table-cell office:value-type="float" office:value="59.975" calcext:value-type="float">
            <text:p>59.975</text:p>
          </table:table-cell>
          <table:table-cell office:value-type="float" office:value="58.9222222222222" calcext:value-type="float">
            <text:p>58.9222222222</text:p>
          </table:table-cell>
          <table:table-cell office:value-type="float" office:value="59.23" calcext:value-type="float">
            <text:p>59.23</text:p>
          </table:table-cell>
          <table:table-cell table:number-columns-repeated="8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5.4" calcext:value-type="float">
            <text:p>55.4</text:p>
          </table:table-cell>
          <table:table-cell office:value-type="float" office:value="60.8" calcext:value-type="float">
            <text:p>60.8</text:p>
          </table:table-cell>
          <table:table-cell office:value-type="float" office:value="60.55" calcext:value-type="float">
            <text:p>60.55</text:p>
          </table:table-cell>
          <table:table-cell office:value-type="float" office:value="60.3666666666667" calcext:value-type="float">
            <text:p>60.3666666667</text:p>
          </table:table-cell>
          <table:table-cell office:value-type="float" office:value="60.35" calcext:value-type="float">
            <text:p>60.35</text:p>
          </table:table-cell>
          <table:table-cell office:value-type="float" office:value="58.88" calcext:value-type="float">
            <text:p>58.88</text:p>
          </table:table-cell>
          <table:table-cell office:value-type="float" office:value="60.0166666666667" calcext:value-type="float">
            <text:p>60.0166666667</text:p>
          </table:table-cell>
          <table:table-cell office:value-type="float" office:value="59.4285714285714" calcext:value-type="float">
            <text:p>59.4285714286</text:p>
          </table:table-cell>
          <table:table-cell office:value-type="float" office:value="59.6125" calcext:value-type="float">
            <text:p>59.6125</text:p>
          </table:table-cell>
          <table:table-cell office:value-type="float" office:value="59.7222222222222" calcext:value-type="float">
            <text:p>59.7222222222</text:p>
          </table:table-cell>
          <table:table-cell office:value-type="float" office:value="59.43" calcext:value-type="float">
            <text:p>59.43</text:p>
          </table:table-cell>
          <table:table-cell table:number-columns-repeated="8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9.6" calcext:value-type="float">
            <text:p>59.6</text:p>
          </table:table-cell>
          <table:table-cell office:value-type="float" office:value="57.8" calcext:value-type="float">
            <text:p>57.8</text:p>
          </table:table-cell>
          <table:table-cell office:value-type="float" office:value="59.2" calcext:value-type="float">
            <text:p>59.2</text:p>
          </table:table-cell>
          <table:table-cell office:value-type="float" office:value="58.5" calcext:value-type="float">
            <text:p>58.5</text:p>
          </table:table-cell>
          <table:table-cell office:value-type="float" office:value="58.075" calcext:value-type="float">
            <text:p>58.075</text:p>
          </table:table-cell>
          <table:table-cell office:value-type="float" office:value="59.1" calcext:value-type="float">
            <text:p>59.1</text:p>
          </table:table-cell>
          <table:table-cell office:value-type="float" office:value="58.5833333333333" calcext:value-type="float">
            <text:p>58.5833333333</text:p>
          </table:table-cell>
          <table:table-cell office:value-type="float" office:value="59.4428571428571" calcext:value-type="float">
            <text:p>59.4428571429</text:p>
          </table:table-cell>
          <table:table-cell office:value-type="float" office:value="59.3125" calcext:value-type="float">
            <text:p>59.3125</text:p>
          </table:table-cell>
          <table:table-cell office:value-type="float" office:value="59.5111111111111" calcext:value-type="float">
            <text:p>59.5111111111</text:p>
          </table:table-cell>
          <table:table-cell office:value-type="float" office:value="59.29" calcext:value-type="float">
            <text:p>59.29</text:p>
          </table:table-cell>
          <table:table-cell table:number-columns-repeated="8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5.8" calcext:value-type="float">
            <text:p>55.8</text:p>
          </table:table-cell>
          <table:table-cell office:value-type="float" office:value="59.6" calcext:value-type="float">
            <text:p>59.6</text:p>
          </table:table-cell>
          <table:table-cell office:value-type="float" office:value="57" calcext:value-type="float">
            <text:p>57</text:p>
          </table:table-cell>
          <table:table-cell office:value-type="float" office:value="59.8" calcext:value-type="float">
            <text:p>59.8</text:p>
          </table:table-cell>
          <table:table-cell office:value-type="float" office:value="59.6" calcext:value-type="float">
            <text:p>59.6</text:p>
          </table:table-cell>
          <table:table-cell office:value-type="float" office:value="61.22" calcext:value-type="float">
            <text:p>61.22</text:p>
          </table:table-cell>
          <table:table-cell office:value-type="float" office:value="59.4333333333333" calcext:value-type="float">
            <text:p>59.4333333333</text:p>
          </table:table-cell>
          <table:table-cell office:value-type="float" office:value="61.2285714285714" calcext:value-type="float">
            <text:p>61.2285714286</text:p>
          </table:table-cell>
          <table:table-cell office:value-type="float" office:value="59.5125" calcext:value-type="float">
            <text:p>59.5125</text:p>
          </table:table-cell>
          <table:table-cell office:value-type="float" office:value="60.2333333333333" calcext:value-type="float">
            <text:p>60.2333333333</text:p>
          </table:table-cell>
          <table:table-cell office:value-type="float" office:value="60.25" calcext:value-type="float">
            <text:p>60.25</text:p>
          </table:table-cell>
          <table:table-cell table:number-columns-repeated="8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59.55" calcext:value-type="float">
            <text:p>59.55</text:p>
          </table:table-cell>
          <table:table-cell office:value-type="float" office:value="59.7666666666667" calcext:value-type="float">
            <text:p>59.7666666667</text:p>
          </table:table-cell>
          <table:table-cell office:value-type="float" office:value="59.65" calcext:value-type="float">
            <text:p>59.65</text:p>
          </table:table-cell>
          <table:table-cell office:value-type="float" office:value="59.32" calcext:value-type="float">
            <text:p>59.32</text:p>
          </table:table-cell>
          <table:table-cell office:value-type="float" office:value="58.9666666666667" calcext:value-type="float">
            <text:p>58.9666666667</text:p>
          </table:table-cell>
          <table:table-cell office:value-type="float" office:value="59.5714285714286" calcext:value-type="float">
            <text:p>59.5714285714</text:p>
          </table:table-cell>
          <table:table-cell office:value-type="float" office:value="59.6875" calcext:value-type="float">
            <text:p>59.6875</text:p>
          </table:table-cell>
          <table:table-cell office:value-type="float" office:value="59.9888888888889" calcext:value-type="float">
            <text:p>59.9888888889</text:p>
          </table:table-cell>
          <table:table-cell office:value-type="float" office:value="60.02" calcext:value-type="float">
            <text:p>60.02</text:p>
          </table:table-cell>
          <table:table-cell table:number-columns-repeated="8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8.4" calcext:value-type="float">
            <text:p>58.4</text:p>
          </table:table-cell>
          <table:table-cell office:value-type="float" office:value="60.8" calcext:value-type="float">
            <text:p>60.8</text:p>
          </table:table-cell>
          <table:table-cell office:value-type="float" office:value="58.55" calcext:value-type="float">
            <text:p>58.55</text:p>
          </table:table-cell>
          <table:table-cell office:value-type="float" office:value="59.2666666666667" calcext:value-type="float">
            <text:p>59.2666666667</text:p>
          </table:table-cell>
          <table:table-cell office:value-type="float" office:value="58.4" calcext:value-type="float">
            <text:p>58.4</text:p>
          </table:table-cell>
          <table:table-cell office:value-type="float" office:value="59.28" calcext:value-type="float">
            <text:p>59.28</text:p>
          </table:table-cell>
          <table:table-cell office:value-type="float" office:value="60.05" calcext:value-type="float">
            <text:p>60.05</text:p>
          </table:table-cell>
          <table:table-cell office:value-type="float" office:value="59.3142857142857" calcext:value-type="float">
            <text:p>59.3142857143</text:p>
          </table:table-cell>
          <table:table-cell office:value-type="float" office:value="60.175" calcext:value-type="float">
            <text:p>60.175</text:p>
          </table:table-cell>
          <table:table-cell office:value-type="float" office:value="58.8111111111111" calcext:value-type="float">
            <text:p>58.8111111111</text:p>
          </table:table-cell>
          <table:table-cell office:value-type="float" office:value="59.69" calcext:value-type="float">
            <text:p>59.69</text:p>
          </table:table-cell>
          <table:table-cell table:number-columns-repeated="8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6.6" calcext:value-type="float">
            <text:p>56.6</text:p>
          </table:table-cell>
          <table:table-cell office:value-type="float" office:value="59.5" calcext:value-type="float">
            <text:p>59.5</text:p>
          </table:table-cell>
          <table:table-cell office:value-type="float" office:value="60.05" calcext:value-type="float">
            <text:p>60.05</text:p>
          </table:table-cell>
          <table:table-cell office:value-type="float" office:value="59.9" calcext:value-type="float">
            <text:p>59.9</text:p>
          </table:table-cell>
          <table:table-cell office:value-type="float" office:value="60.95" calcext:value-type="float">
            <text:p>60.95</text:p>
          </table:table-cell>
          <table:table-cell office:value-type="float" office:value="59.56" calcext:value-type="float">
            <text:p>59.56</text:p>
          </table:table-cell>
          <table:table-cell office:value-type="float" office:value="59.8166666666667" calcext:value-type="float">
            <text:p>59.8166666667</text:p>
          </table:table-cell>
          <table:table-cell office:value-type="float" office:value="60.0285714285714" calcext:value-type="float">
            <text:p>60.0285714286</text:p>
          </table:table-cell>
          <table:table-cell office:value-type="float" office:value="60.8" calcext:value-type="float">
            <text:p>60.8</text:p>
          </table:table-cell>
          <table:table-cell office:value-type="float" office:value="60.5222222222222" calcext:value-type="float">
            <text:p>60.5222222222</text:p>
          </table:table-cell>
          <table:table-cell office:value-type="float" office:value="60.4" calcext:value-type="float">
            <text:p>60.4</text:p>
          </table:table-cell>
          <table:table-cell table:number-columns-repeated="8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5.6" calcext:value-type="float">
            <text:p>55.6</text:p>
          </table:table-cell>
          <table:table-cell office:value-type="float" office:value="58.3" calcext:value-type="float">
            <text:p>58.3</text:p>
          </table:table-cell>
          <table:table-cell office:value-type="float" office:value="59" calcext:value-type="float">
            <text:p>59</text:p>
          </table:table-cell>
          <table:table-cell office:value-type="float" office:value="59.6333333333333" calcext:value-type="float">
            <text:p>59.6333333333</text:p>
          </table:table-cell>
          <table:table-cell office:value-type="float" office:value="60.475" calcext:value-type="float">
            <text:p>60.475</text:p>
          </table:table-cell>
          <table:table-cell office:value-type="float" office:value="58.52" calcext:value-type="float">
            <text:p>58.52</text:p>
          </table:table-cell>
          <table:table-cell office:value-type="float" office:value="58.95" calcext:value-type="float">
            <text:p>58.95</text:p>
          </table:table-cell>
          <table:table-cell office:value-type="float" office:value="59.3285714285714" calcext:value-type="float">
            <text:p>59.3285714286</text:p>
          </table:table-cell>
          <table:table-cell office:value-type="float" office:value="60.4625" calcext:value-type="float">
            <text:p>60.4625</text:p>
          </table:table-cell>
          <table:table-cell office:value-type="float" office:value="59.7777777777778" calcext:value-type="float">
            <text:p>59.7777777778</text:p>
          </table:table-cell>
          <table:table-cell office:value-type="float" office:value="60.45" calcext:value-type="float">
            <text:p>60.45</text:p>
          </table:table-cell>
          <table:table-cell table:number-columns-repeated="8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3.6" calcext:value-type="float">
            <text:p>63.6</text:p>
          </table:table-cell>
          <table:table-cell office:value-type="float" office:value="60.2" calcext:value-type="float">
            <text:p>60.2</text:p>
          </table:table-cell>
          <table:table-cell office:value-type="float" office:value="61.95" calcext:value-type="float">
            <text:p>61.95</text:p>
          </table:table-cell>
          <table:table-cell office:value-type="float" office:value="60.4666666666667" calcext:value-type="float">
            <text:p>60.4666666667</text:p>
          </table:table-cell>
          <table:table-cell office:value-type="float" office:value="60.2" calcext:value-type="float">
            <text:p>60.2</text:p>
          </table:table-cell>
          <table:table-cell office:value-type="float" office:value="59.24" calcext:value-type="float">
            <text:p>59.24</text:p>
          </table:table-cell>
          <table:table-cell office:value-type="float" office:value="60.1833333333333" calcext:value-type="float">
            <text:p>60.1833333333</text:p>
          </table:table-cell>
          <table:table-cell office:value-type="float" office:value="59.7285714285714" calcext:value-type="float">
            <text:p>59.7285714286</text:p>
          </table:table-cell>
          <table:table-cell office:value-type="float" office:value="60.8875" calcext:value-type="float">
            <text:p>60.8875</text:p>
          </table:table-cell>
          <table:table-cell office:value-type="float" office:value="59.5666666666667" calcext:value-type="float">
            <text:p>59.5666666667</text:p>
          </table:table-cell>
          <table:table-cell office:value-type="float" office:value="59.49" calcext:value-type="float">
            <text:p>59.49</text:p>
          </table:table-cell>
          <table:table-cell table:number-columns-repeated="8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4.8" calcext:value-type="float">
            <text:p>54.8</text:p>
          </table:table-cell>
          <table:table-cell office:value-type="float" office:value="60.4" calcext:value-type="float">
            <text:p>60.4</text:p>
          </table:table-cell>
          <table:table-cell office:value-type="float" office:value="59.05" calcext:value-type="float">
            <text:p>59.05</text:p>
          </table:table-cell>
          <table:table-cell office:value-type="float" office:value="60.8666666666667" calcext:value-type="float">
            <text:p>60.8666666667</text:p>
          </table:table-cell>
          <table:table-cell office:value-type="float" office:value="60.475" calcext:value-type="float">
            <text:p>60.475</text:p>
          </table:table-cell>
          <table:table-cell office:value-type="float" office:value="59.5" calcext:value-type="float">
            <text:p>59.5</text:p>
          </table:table-cell>
          <table:table-cell office:value-type="float" office:value="59.3333333333333" calcext:value-type="float">
            <text:p>59.3333333333</text:p>
          </table:table-cell>
          <table:table-cell office:value-type="float" office:value="59.8" calcext:value-type="float">
            <text:p>59.8</text:p>
          </table:table-cell>
          <table:table-cell office:value-type="float" office:value="60.425" calcext:value-type="float">
            <text:p>60.425</text:p>
          </table:table-cell>
          <table:table-cell office:value-type="float" office:value="60.0222222222222" calcext:value-type="float">
            <text:p>60.0222222222</text:p>
          </table:table-cell>
          <table:table-cell office:value-type="float" office:value="60.49" calcext:value-type="float">
            <text:p>60.49</text:p>
          </table:table-cell>
          <table:table-cell table:number-columns-repeated="8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5.4" calcext:value-type="float">
            <text:p>55.4</text:p>
          </table:table-cell>
          <table:table-cell office:value-type="float" office:value="62.7" calcext:value-type="float">
            <text:p>62.7</text:p>
          </table:table-cell>
          <table:table-cell office:value-type="float" office:value="59.7" calcext:value-type="float">
            <text:p>59.7</text:p>
          </table:table-cell>
          <table:table-cell office:value-type="float" office:value="59.9" calcext:value-type="float">
            <text:p>59.9</text:p>
          </table:table-cell>
          <table:table-cell office:value-type="float" office:value="57.625" calcext:value-type="float">
            <text:p>57.625</text:p>
          </table:table-cell>
          <table:table-cell office:value-type="float" office:value="60.92" calcext:value-type="float">
            <text:p>60.92</text:p>
          </table:table-cell>
          <table:table-cell office:value-type="float" office:value="59.3166666666667" calcext:value-type="float">
            <text:p>59.3166666667</text:p>
          </table:table-cell>
          <table:table-cell office:value-type="float" office:value="59.6285714285714" calcext:value-type="float">
            <text:p>59.6285714286</text:p>
          </table:table-cell>
          <table:table-cell office:value-type="float" office:value="59.3375" calcext:value-type="float">
            <text:p>59.3375</text:p>
          </table:table-cell>
          <table:table-cell office:value-type="float" office:value="59.9888888888889" calcext:value-type="float">
            <text:p>59.9888888889</text:p>
          </table:table-cell>
          <table:table-cell office:value-type="float" office:value="59.45" calcext:value-type="float">
            <text:p>59.45</text:p>
          </table:table-cell>
          <table:table-cell table:number-columns-repeated="8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5.2" calcext:value-type="float">
            <text:p>55.2</text:p>
          </table:table-cell>
          <table:table-cell office:value-type="float" office:value="57" calcext:value-type="float">
            <text:p>57</text:p>
          </table:table-cell>
          <table:table-cell office:value-type="float" office:value="61.75" calcext:value-type="float">
            <text:p>61.75</text:p>
          </table:table-cell>
          <table:table-cell office:value-type="float" office:value="59.2" calcext:value-type="float">
            <text:p>59.2</text:p>
          </table:table-cell>
          <table:table-cell office:value-type="float" office:value="60.25" calcext:value-type="float">
            <text:p>60.25</text:p>
          </table:table-cell>
          <table:table-cell office:value-type="float" office:value="58.84" calcext:value-type="float">
            <text:p>58.84</text:p>
          </table:table-cell>
          <table:table-cell office:value-type="float" office:value="59.85" calcext:value-type="float">
            <text:p>59.85</text:p>
          </table:table-cell>
          <table:table-cell office:value-type="float" office:value="57.5285714285714" calcext:value-type="float">
            <text:p>57.5285714286</text:p>
          </table:table-cell>
          <table:table-cell office:value-type="float" office:value="59.625" calcext:value-type="float">
            <text:p>59.625</text:p>
          </table:table-cell>
          <table:table-cell office:value-type="float" office:value="60.0222222222222" calcext:value-type="float">
            <text:p>60.0222222222</text:p>
          </table:table-cell>
          <table:table-cell office:value-type="float" office:value="60.57" calcext:value-type="float">
            <text:p>60.57</text:p>
          </table:table-cell>
          <table:table-cell table:number-columns-repeated="8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8.4" calcext:value-type="float">
            <text:p>58.4</text:p>
          </table:table-cell>
          <table:table-cell office:value-type="float" office:value="53.9" calcext:value-type="float">
            <text:p>53.9</text:p>
          </table:table-cell>
          <table:table-cell office:value-type="float" office:value="59.35" calcext:value-type="float">
            <text:p>59.35</text:p>
          </table:table-cell>
          <table:table-cell office:value-type="float" office:value="61.5333333333333" calcext:value-type="float">
            <text:p>61.5333333333</text:p>
          </table:table-cell>
          <table:table-cell office:value-type="float" office:value="59.975" calcext:value-type="float">
            <text:p>59.975</text:p>
          </table:table-cell>
          <table:table-cell office:value-type="float" office:value="59.72" calcext:value-type="float">
            <text:p>59.72</text:p>
          </table:table-cell>
          <table:table-cell office:value-type="float" office:value="59.45" calcext:value-type="float">
            <text:p>59.45</text:p>
          </table:table-cell>
          <table:table-cell office:value-type="float" office:value="59.2285714285714" calcext:value-type="float">
            <text:p>59.2285714286</text:p>
          </table:table-cell>
          <table:table-cell office:value-type="float" office:value="60.3375" calcext:value-type="float">
            <text:p>60.3375</text:p>
          </table:table-cell>
          <table:table-cell office:value-type="float" office:value="58.5555555555556" calcext:value-type="float">
            <text:p>58.5555555556</text:p>
          </table:table-cell>
          <table:table-cell office:value-type="float" office:value="59.75" calcext:value-type="float">
            <text:p>59.75</text:p>
          </table:table-cell>
          <table:table-cell table:number-columns-repeated="8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.8" calcext:value-type="float">
            <text:p>59.8</text:p>
          </table:table-cell>
          <table:table-cell office:value-type="float" office:value="61.7" calcext:value-type="float">
            <text:p>61.7</text:p>
          </table:table-cell>
          <table:table-cell office:value-type="float" office:value="59.35" calcext:value-type="float">
            <text:p>59.35</text:p>
          </table:table-cell>
          <table:table-cell office:value-type="float" office:value="58.6" calcext:value-type="float">
            <text:p>58.6</text:p>
          </table:table-cell>
          <table:table-cell office:value-type="float" office:value="59.8" calcext:value-type="float">
            <text:p>59.8</text:p>
          </table:table-cell>
          <table:table-cell office:value-type="float" office:value="59.36" calcext:value-type="float">
            <text:p>59.36</text:p>
          </table:table-cell>
          <table:table-cell office:value-type="float" office:value="60.8666666666667" calcext:value-type="float">
            <text:p>60.8666666667</text:p>
          </table:table-cell>
          <table:table-cell office:value-type="float" office:value="60.1571428571429" calcext:value-type="float">
            <text:p>60.1571428571</text:p>
          </table:table-cell>
          <table:table-cell office:value-type="float" office:value="60.55" calcext:value-type="float">
            <text:p>60.55</text:p>
          </table:table-cell>
          <table:table-cell office:value-type="float" office:value="60.8222222222222" calcext:value-type="float">
            <text:p>60.8222222222</text:p>
          </table:table-cell>
          <table:table-cell office:value-type="float" office:value="59.73" calcext:value-type="float">
            <text:p>59.73</text:p>
          </table:table-cell>
          <table:table-cell table:number-columns-repeated="8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6.8" calcext:value-type="float">
            <text:p>56.8</text:p>
          </table:table-cell>
          <table:table-cell office:value-type="float" office:value="59.6" calcext:value-type="float">
            <text:p>59.6</text:p>
          </table:table-cell>
          <table:table-cell office:value-type="float" office:value="59.3" calcext:value-type="float">
            <text:p>59.3</text:p>
          </table:table-cell>
          <table:table-cell office:value-type="float" office:value="60.6" calcext:value-type="float">
            <text:p>60.6</text:p>
          </table:table-cell>
          <table:table-cell office:value-type="float" office:value="59.5" calcext:value-type="float">
            <text:p>59.5</text:p>
          </table:table-cell>
          <table:table-cell office:value-type="float" office:value="61.3" calcext:value-type="float">
            <text:p>61.3</text:p>
          </table:table-cell>
          <table:table-cell office:value-type="float" office:value="60.2333333333333" calcext:value-type="float">
            <text:p>60.2333333333</text:p>
          </table:table-cell>
          <table:table-cell office:value-type="float" office:value="60.6571428571429" calcext:value-type="float">
            <text:p>60.6571428571</text:p>
          </table:table-cell>
          <table:table-cell office:value-type="float" office:value="60.275" calcext:value-type="float">
            <text:p>60.275</text:p>
          </table:table-cell>
          <table:table-cell office:value-type="float" office:value="59.3555555555555" calcext:value-type="float">
            <text:p>59.3555555556</text:p>
          </table:table-cell>
          <table:table-cell office:value-type="float" office:value="59.39" calcext:value-type="float">
            <text:p>59.39</text:p>
          </table:table-cell>
          <table:table-cell table:number-columns-repeated="8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.4" calcext:value-type="float">
            <text:p>60.4</text:p>
          </table:table-cell>
          <table:table-cell office:value-type="float" office:value="59.3" calcext:value-type="float">
            <text:p>59.3</text:p>
          </table:table-cell>
          <table:table-cell office:value-type="float" office:value="60" calcext:value-type="float">
            <text:p>60</text:p>
          </table:table-cell>
          <table:table-cell office:value-type="float" office:value="57.8" calcext:value-type="float">
            <text:p>57.8</text:p>
          </table:table-cell>
          <table:table-cell office:value-type="float" office:value="59.675" calcext:value-type="float">
            <text:p>59.675</text:p>
          </table:table-cell>
          <table:table-cell office:value-type="float" office:value="60.18" calcext:value-type="float">
            <text:p>60.18</text:p>
          </table:table-cell>
          <table:table-cell office:value-type="float" office:value="59.6" calcext:value-type="float">
            <text:p>59.6</text:p>
          </table:table-cell>
          <table:table-cell office:value-type="float" office:value="60.2571428571429" calcext:value-type="float">
            <text:p>60.2571428571</text:p>
          </table:table-cell>
          <table:table-cell office:value-type="float" office:value="60.9375" calcext:value-type="float">
            <text:p>60.9375</text:p>
          </table:table-cell>
          <table:table-cell office:value-type="float" office:value="59.4222222222222" calcext:value-type="float">
            <text:p>59.4222222222</text:p>
          </table:table-cell>
          <table:table-cell office:value-type="float" office:value="59.87" calcext:value-type="float">
            <text:p>59.87</text:p>
          </table:table-cell>
          <table:table-cell table:number-columns-repeated="8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2.6" calcext:value-type="float">
            <text:p>52.6</text:p>
          </table:table-cell>
          <table:table-cell office:value-type="float" office:value="56.5" calcext:value-type="float">
            <text:p>56.5</text:p>
          </table:table-cell>
          <table:table-cell office:value-type="float" office:value="60.1" calcext:value-type="float">
            <text:p>60.1</text:p>
          </table:table-cell>
          <table:table-cell office:value-type="float" office:value="57.3" calcext:value-type="float">
            <text:p>57.3</text:p>
          </table:table-cell>
          <table:table-cell office:value-type="float" office:value="59.975" calcext:value-type="float">
            <text:p>59.975</text:p>
          </table:table-cell>
          <table:table-cell office:value-type="float" office:value="60.14" calcext:value-type="float">
            <text:p>60.14</text:p>
          </table:table-cell>
          <table:table-cell office:value-type="float" office:value="61.7333333333333" calcext:value-type="float">
            <text:p>61.7333333333</text:p>
          </table:table-cell>
          <table:table-cell office:value-type="float" office:value="60.8142857142857" calcext:value-type="float">
            <text:p>60.8142857143</text:p>
          </table:table-cell>
          <table:table-cell office:value-type="float" office:value="59.95" calcext:value-type="float">
            <text:p>59.95</text:p>
          </table:table-cell>
          <table:table-cell office:value-type="float" office:value="59.1555555555556" calcext:value-type="float">
            <text:p>59.1555555556</text:p>
          </table:table-cell>
          <table:table-cell office:value-type="float" office:value="59.65" calcext:value-type="float">
            <text:p>59.65</text:p>
          </table:table-cell>
          <table:table-cell table:number-columns-repeated="8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59.6" calcext:value-type="float">
            <text:p>59.6</text:p>
          </table:table-cell>
          <table:table-cell office:value-type="float" office:value="60.1" calcext:value-type="float">
            <text:p>60.1</text:p>
          </table:table-cell>
          <table:table-cell office:value-type="float" office:value="62.1333333333333" calcext:value-type="float">
            <text:p>62.1333333333</text:p>
          </table:table-cell>
          <table:table-cell office:value-type="float" office:value="60.425" calcext:value-type="float">
            <text:p>60.425</text:p>
          </table:table-cell>
          <table:table-cell office:value-type="float" office:value="59.96" calcext:value-type="float">
            <text:p>59.96</text:p>
          </table:table-cell>
          <table:table-cell office:value-type="float" office:value="58.75" calcext:value-type="float">
            <text:p>58.75</text:p>
          </table:table-cell>
          <table:table-cell office:value-type="float" office:value="58.4857142857143" calcext:value-type="float">
            <text:p>58.4857142857</text:p>
          </table:table-cell>
          <table:table-cell office:value-type="float" office:value="60.75" calcext:value-type="float">
            <text:p>60.75</text:p>
          </table:table-cell>
          <table:table-cell office:value-type="float" office:value="59.6222222222222" calcext:value-type="float">
            <text:p>59.6222222222</text:p>
          </table:table-cell>
          <table:table-cell office:value-type="float" office:value="60.51" calcext:value-type="float">
            <text:p>60.51</text:p>
          </table:table-cell>
          <table:table-cell table:number-columns-repeated="8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8.4" calcext:value-type="float">
            <text:p>58.4</text:p>
          </table:table-cell>
          <table:table-cell office:value-type="float" office:value="61.3" calcext:value-type="float">
            <text:p>61.3</text:p>
          </table:table-cell>
          <table:table-cell office:value-type="float" office:value="59.4" calcext:value-type="float">
            <text:p>59.4</text:p>
          </table:table-cell>
          <table:table-cell office:value-type="float" office:value="57.4" calcext:value-type="float">
            <text:p>57.4</text:p>
          </table:table-cell>
          <table:table-cell office:value-type="float" office:value="58.45" calcext:value-type="float">
            <text:p>58.45</text:p>
          </table:table-cell>
          <table:table-cell office:value-type="float" office:value="58.28" calcext:value-type="float">
            <text:p>58.28</text:p>
          </table:table-cell>
          <table:table-cell office:value-type="float" office:value="59.9333333333333" calcext:value-type="float">
            <text:p>59.9333333333</text:p>
          </table:table-cell>
          <table:table-cell office:value-type="float" office:value="59.5142857142857" calcext:value-type="float">
            <text:p>59.5142857143</text:p>
          </table:table-cell>
          <table:table-cell office:value-type="float" office:value="60.775" calcext:value-type="float">
            <text:p>60.775</text:p>
          </table:table-cell>
          <table:table-cell office:value-type="float" office:value="59.9" calcext:value-type="float">
            <text:p>59.9</text:p>
          </table:table-cell>
          <table:table-cell office:value-type="float" office:value="59.95" calcext:value-type="float">
            <text:p>59.95</text:p>
          </table:table-cell>
          <table:table-cell table:number-columns-repeated="8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7.9" calcext:value-type="float">
            <text:p>57.9</text:p>
          </table:table-cell>
          <table:table-cell office:value-type="float" office:value="59.1" calcext:value-type="float">
            <text:p>59.1</text:p>
          </table:table-cell>
          <table:table-cell office:value-type="float" office:value="61.4333333333333" calcext:value-type="float">
            <text:p>61.4333333333</text:p>
          </table:table-cell>
          <table:table-cell office:value-type="float" office:value="59.875" calcext:value-type="float">
            <text:p>59.875</text:p>
          </table:table-cell>
          <table:table-cell office:value-type="float" office:value="58.48" calcext:value-type="float">
            <text:p>58.48</text:p>
          </table:table-cell>
          <table:table-cell office:value-type="float" office:value="60.15" calcext:value-type="float">
            <text:p>60.15</text:p>
          </table:table-cell>
          <table:table-cell office:value-type="float" office:value="60.1" calcext:value-type="float">
            <text:p>60.1</text:p>
          </table:table-cell>
          <table:table-cell office:value-type="float" office:value="60.325" calcext:value-type="float">
            <text:p>60.325</text:p>
          </table:table-cell>
          <table:table-cell office:value-type="float" office:value="59.2222222222222" calcext:value-type="float">
            <text:p>59.2222222222</text:p>
          </table:table-cell>
          <table:table-cell office:value-type="float" office:value="59.56" calcext:value-type="float">
            <text:p>59.56</text:p>
          </table:table-cell>
          <table:table-cell table:number-columns-repeated="8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7.8" calcext:value-type="float">
            <text:p>57.8</text:p>
          </table:table-cell>
          <table:table-cell office:value-type="float" office:value="58.2" calcext:value-type="float">
            <text:p>58.2</text:p>
          </table:table-cell>
          <table:table-cell office:value-type="float" office:value="61.65" calcext:value-type="float">
            <text:p>61.65</text:p>
          </table:table-cell>
          <table:table-cell office:value-type="float" office:value="60.8" calcext:value-type="float">
            <text:p>60.8</text:p>
          </table:table-cell>
          <table:table-cell office:value-type="float" office:value="60.075" calcext:value-type="float">
            <text:p>60.075</text:p>
          </table:table-cell>
          <table:table-cell office:value-type="float" office:value="61.06" calcext:value-type="float">
            <text:p>61.06</text:p>
          </table:table-cell>
          <table:table-cell office:value-type="float" office:value="60.3666666666667" calcext:value-type="float">
            <text:p>60.3666666667</text:p>
          </table:table-cell>
          <table:table-cell office:value-type="float" office:value="60.9142857142857" calcext:value-type="float">
            <text:p>60.9142857143</text:p>
          </table:table-cell>
          <table:table-cell office:value-type="float" office:value="58.9625" calcext:value-type="float">
            <text:p>58.9625</text:p>
          </table:table-cell>
          <table:table-cell office:value-type="float" office:value="60.3111111111111" calcext:value-type="float">
            <text:p>60.3111111111</text:p>
          </table:table-cell>
          <table:table-cell office:value-type="float" office:value="59.52" calcext:value-type="float">
            <text:p>59.52</text:p>
          </table:table-cell>
          <table:table-cell table:number-columns-repeated="8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6.2" calcext:value-type="float">
            <text:p>56.2</text:p>
          </table:table-cell>
          <table:table-cell office:value-type="float" office:value="56.6" calcext:value-type="float">
            <text:p>56.6</text:p>
          </table:table-cell>
          <table:table-cell office:value-type="float" office:value="58.85" calcext:value-type="float">
            <text:p>58.85</text:p>
          </table:table-cell>
          <table:table-cell office:value-type="float" office:value="61.0666666666667" calcext:value-type="float">
            <text:p>61.0666666667</text:p>
          </table:table-cell>
          <table:table-cell office:value-type="float" office:value="61.125" calcext:value-type="float">
            <text:p>61.125</text:p>
          </table:table-cell>
          <table:table-cell office:value-type="float" office:value="58.82" calcext:value-type="float">
            <text:p>58.82</text:p>
          </table:table-cell>
          <table:table-cell office:value-type="float" office:value="59.0833333333333" calcext:value-type="float">
            <text:p>59.0833333333</text:p>
          </table:table-cell>
          <table:table-cell office:value-type="float" office:value="59.5428571428571" calcext:value-type="float">
            <text:p>59.5428571429</text:p>
          </table:table-cell>
          <table:table-cell office:value-type="float" office:value="59.1875" calcext:value-type="float">
            <text:p>59.1875</text:p>
          </table:table-cell>
          <table:table-cell office:value-type="float" office:value="60.0333333333333" calcext:value-type="float">
            <text:p>60.0333333333</text:p>
          </table:table-cell>
          <table:table-cell office:value-type="float" office:value="61.24" calcext:value-type="float">
            <text:p>61.24</text:p>
          </table:table-cell>
          <table:table-cell table:number-columns-repeated="8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1.4" calcext:value-type="float">
            <text:p>51.4</text:p>
          </table:table-cell>
          <table:table-cell office:value-type="float" office:value="60.6" calcext:value-type="float">
            <text:p>60.6</text:p>
          </table:table-cell>
          <table:table-cell office:value-type="float" office:value="59.9" calcext:value-type="float">
            <text:p>59.9</text:p>
          </table:table-cell>
          <table:table-cell office:value-type="float" office:value="58.6666666666667" calcext:value-type="float">
            <text:p>58.6666666667</text:p>
          </table:table-cell>
          <table:table-cell office:value-type="float" office:value="60.4" calcext:value-type="float">
            <text:p>60.4</text:p>
          </table:table-cell>
          <table:table-cell office:value-type="float" office:value="59.84" calcext:value-type="float">
            <text:p>59.84</text:p>
          </table:table-cell>
          <table:table-cell office:value-type="float" office:value="61.3166666666667" calcext:value-type="float">
            <text:p>61.3166666667</text:p>
          </table:table-cell>
          <table:table-cell office:value-type="float" office:value="60.0714285714286" calcext:value-type="float">
            <text:p>60.0714285714</text:p>
          </table:table-cell>
          <table:table-cell office:value-type="float" office:value="60.325" calcext:value-type="float">
            <text:p>60.325</text:p>
          </table:table-cell>
          <table:table-cell office:value-type="float" office:value="60.2222222222222" calcext:value-type="float">
            <text:p>60.2222222222</text:p>
          </table:table-cell>
          <table:table-cell office:value-type="float" office:value="59.87" calcext:value-type="float">
            <text:p>59.87</text:p>
          </table:table-cell>
          <table:table-cell table:number-columns-repeated="8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5.6" calcext:value-type="float">
            <text:p>55.6</text:p>
          </table:table-cell>
          <table:table-cell office:value-type="float" office:value="58.4" calcext:value-type="float">
            <text:p>58.4</text:p>
          </table:table-cell>
          <table:table-cell office:value-type="float" office:value="59.15" calcext:value-type="float">
            <text:p>59.15</text:p>
          </table:table-cell>
          <table:table-cell office:value-type="float" office:value="59.6333333333333" calcext:value-type="float">
            <text:p>59.6333333333</text:p>
          </table:table-cell>
          <table:table-cell office:value-type="float" office:value="59.425" calcext:value-type="float">
            <text:p>59.425</text:p>
          </table:table-cell>
          <table:table-cell office:value-type="float" office:value="59.66" calcext:value-type="float">
            <text:p>59.66</text:p>
          </table:table-cell>
          <table:table-cell office:value-type="float" office:value="60.3333333333333" calcext:value-type="float">
            <text:p>60.3333333333</text:p>
          </table:table-cell>
          <table:table-cell office:value-type="float" office:value="59.9" calcext:value-type="float">
            <text:p>59.9</text:p>
          </table:table-cell>
          <table:table-cell office:value-type="float" office:value="59.4375" calcext:value-type="float">
            <text:p>59.4375</text:p>
          </table:table-cell>
          <table:table-cell office:value-type="float" office:value="60.8222222222222" calcext:value-type="float">
            <text:p>60.8222222222</text:p>
          </table:table-cell>
          <table:table-cell office:value-type="float" office:value="60.1" calcext:value-type="float">
            <text:p>60.1</text:p>
          </table:table-cell>
          <table:table-cell table:number-columns-repeated="8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0.6" calcext:value-type="float">
            <text:p>60.6</text:p>
          </table:table-cell>
          <table:table-cell office:value-type="float" office:value="62.1" calcext:value-type="float">
            <text:p>62.1</text:p>
          </table:table-cell>
          <table:table-cell office:value-type="float" office:value="59.6" calcext:value-type="float">
            <text:p>59.6</text:p>
          </table:table-cell>
          <table:table-cell office:value-type="float" office:value="59.0333333333333" calcext:value-type="float">
            <text:p>59.0333333333</text:p>
          </table:table-cell>
          <table:table-cell office:value-type="float" office:value="59.775" calcext:value-type="float">
            <text:p>59.775</text:p>
          </table:table-cell>
          <table:table-cell office:value-type="float" office:value="60.06" calcext:value-type="float">
            <text:p>60.06</text:p>
          </table:table-cell>
          <table:table-cell office:value-type="float" office:value="59.3333333333333" calcext:value-type="float">
            <text:p>59.3333333333</text:p>
          </table:table-cell>
          <table:table-cell office:value-type="float" office:value="59.8714285714286" calcext:value-type="float">
            <text:p>59.8714285714</text:p>
          </table:table-cell>
          <table:table-cell office:value-type="float" office:value="59.175" calcext:value-type="float">
            <text:p>59.175</text:p>
          </table:table-cell>
          <table:table-cell office:value-type="float" office:value="60.0666666666667" calcext:value-type="float">
            <text:p>60.0666666667</text:p>
          </table:table-cell>
          <table:table-cell office:value-type="float" office:value="59.69" calcext:value-type="float">
            <text:p>59.69</text:p>
          </table:table-cell>
          <table:table-cell table:number-columns-repeated="8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0.6" calcext:value-type="float">
            <text:p>60.6</text:p>
          </table:table-cell>
          <table:table-cell office:value-type="float" office:value="60" calcext:value-type="float">
            <text:p>60</text:p>
          </table:table-cell>
          <table:table-cell office:value-type="float" office:value="58.5" calcext:value-type="float">
            <text:p>58.5</text:p>
          </table:table-cell>
          <table:table-cell office:value-type="float" office:value="60.3333333333333" calcext:value-type="float">
            <text:p>60.3333333333</text:p>
          </table:table-cell>
          <table:table-cell office:value-type="float" office:value="59.175" calcext:value-type="float">
            <text:p>59.175</text:p>
          </table:table-cell>
          <table:table-cell office:value-type="float" office:value="60.18" calcext:value-type="float">
            <text:p>60.18</text:p>
          </table:table-cell>
          <table:table-cell office:value-type="float" office:value="61.3333333333333" calcext:value-type="float">
            <text:p>61.3333333333</text:p>
          </table:table-cell>
          <table:table-cell office:value-type="float" office:value="59.4714285714286" calcext:value-type="float">
            <text:p>59.4714285714</text:p>
          </table:table-cell>
          <table:table-cell office:value-type="float" office:value="60.9875" calcext:value-type="float">
            <text:p>60.9875</text:p>
          </table:table-cell>
          <table:table-cell office:value-type="float" office:value="59.6222222222222" calcext:value-type="float">
            <text:p>59.6222222222</text:p>
          </table:table-cell>
          <table:table-cell office:value-type="float" office:value="60.76" calcext:value-type="float">
            <text:p>60.76</text:p>
          </table:table-cell>
          <table:table-cell table:number-columns-repeated="8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.2" calcext:value-type="float">
            <text:p>57.2</text:p>
          </table:table-cell>
          <table:table-cell office:value-type="float" office:value="58.5" calcext:value-type="float">
            <text:p>58.5</text:p>
          </table:table-cell>
          <table:table-cell office:value-type="float" office:value="58.55" calcext:value-type="float">
            <text:p>58.55</text:p>
          </table:table-cell>
          <table:table-cell office:value-type="float" office:value="60.3333333333333" calcext:value-type="float">
            <text:p>60.3333333333</text:p>
          </table:table-cell>
          <table:table-cell office:value-type="float" office:value="58.7" calcext:value-type="float">
            <text:p>58.7</text:p>
          </table:table-cell>
          <table:table-cell office:value-type="float" office:value="61.44" calcext:value-type="float">
            <text:p>61.44</text:p>
          </table:table-cell>
          <table:table-cell office:value-type="float" office:value="59.4666666666667" calcext:value-type="float">
            <text:p>59.4666666667</text:p>
          </table:table-cell>
          <table:table-cell office:value-type="float" office:value="59.3571428571429" calcext:value-type="float">
            <text:p>59.3571428571</text:p>
          </table:table-cell>
          <table:table-cell office:value-type="float" office:value="60.075" calcext:value-type="float">
            <text:p>60.075</text:p>
          </table:table-cell>
          <table:table-cell office:value-type="float" office:value="59.8111111111111" calcext:value-type="float">
            <text:p>59.8111111111</text:p>
          </table:table-cell>
          <table:table-cell office:value-type="float" office:value="59.87" calcext:value-type="float">
            <text:p>59.87</text:p>
          </table:table-cell>
          <table:table-cell table:number-columns-repeated="8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6.6" calcext:value-type="float">
            <text:p>56.6</text:p>
          </table:table-cell>
          <table:table-cell office:value-type="float" office:value="58.9" calcext:value-type="float">
            <text:p>58.9</text:p>
          </table:table-cell>
          <table:table-cell office:value-type="float" office:value="60.25" calcext:value-type="float">
            <text:p>60.25</text:p>
          </table:table-cell>
          <table:table-cell office:value-type="float" office:value="59.4333333333333" calcext:value-type="float">
            <text:p>59.4333333333</text:p>
          </table:table-cell>
          <table:table-cell office:value-type="float" office:value="61.5" calcext:value-type="float">
            <text:p>61.5</text:p>
          </table:table-cell>
          <table:table-cell office:value-type="float" office:value="59.54" calcext:value-type="float">
            <text:p>59.54</text:p>
          </table:table-cell>
          <table:table-cell office:value-type="float" office:value="58.9166666666667" calcext:value-type="float">
            <text:p>58.9166666667</text:p>
          </table:table-cell>
          <table:table-cell office:value-type="float" office:value="59.1285714285714" calcext:value-type="float">
            <text:p>59.1285714286</text:p>
          </table:table-cell>
          <table:table-cell office:value-type="float" office:value="59.175" calcext:value-type="float">
            <text:p>59.175</text:p>
          </table:table-cell>
          <table:table-cell office:value-type="float" office:value="59.1333333333333" calcext:value-type="float">
            <text:p>59.1333333333</text:p>
          </table:table-cell>
          <table:table-cell office:value-type="float" office:value="60.06" calcext:value-type="float">
            <text:p>60.06</text:p>
          </table:table-cell>
          <table:table-cell table:number-columns-repeated="8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.6" calcext:value-type="float">
            <text:p>60.6</text:p>
          </table:table-cell>
          <table:table-cell office:value-type="float" office:value="60.7" calcext:value-type="float">
            <text:p>60.7</text:p>
          </table:table-cell>
          <table:table-cell office:value-type="float" office:value="59.55" calcext:value-type="float">
            <text:p>59.55</text:p>
          </table:table-cell>
          <table:table-cell office:value-type="float" office:value="58.0333333333333" calcext:value-type="float">
            <text:p>58.0333333333</text:p>
          </table:table-cell>
          <table:table-cell office:value-type="float" office:value="59.825" calcext:value-type="float">
            <text:p>59.825</text:p>
          </table:table-cell>
          <table:table-cell office:value-type="float" office:value="60.98" calcext:value-type="float">
            <text:p>60.98</text:p>
          </table:table-cell>
          <table:table-cell office:value-type="float" office:value="60.4" calcext:value-type="float">
            <text:p>60.4</text:p>
          </table:table-cell>
          <table:table-cell office:value-type="float" office:value="59.8714285714286" calcext:value-type="float">
            <text:p>59.8714285714</text:p>
          </table:table-cell>
          <table:table-cell office:value-type="float" office:value="58.7375" calcext:value-type="float">
            <text:p>58.7375</text:p>
          </table:table-cell>
          <table:table-cell office:value-type="float" office:value="59.1888888888889" calcext:value-type="float">
            <text:p>59.1888888889</text:p>
          </table:table-cell>
          <table:table-cell office:value-type="float" office:value="60.29" calcext:value-type="float">
            <text:p>60.29</text:p>
          </table:table-cell>
          <table:table-cell table:number-columns-repeated="8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9.4" calcext:value-type="float">
            <text:p>59.4</text:p>
          </table:table-cell>
          <table:table-cell office:value-type="float" office:value="59.8" calcext:value-type="float">
            <text:p>59.8</text:p>
          </table:table-cell>
          <table:table-cell office:value-type="float" office:value="60.5" calcext:value-type="float">
            <text:p>60.5</text:p>
          </table:table-cell>
          <table:table-cell office:value-type="float" office:value="60.7" calcext:value-type="float">
            <text:p>60.7</text:p>
          </table:table-cell>
          <table:table-cell office:value-type="float" office:value="58.9" calcext:value-type="float">
            <text:p>58.9</text:p>
          </table:table-cell>
          <table:table-cell office:value-type="float" office:value="61.66" calcext:value-type="float">
            <text:p>61.66</text:p>
          </table:table-cell>
          <table:table-cell office:value-type="float" office:value="59.5333333333333" calcext:value-type="float">
            <text:p>59.5333333333</text:p>
          </table:table-cell>
          <table:table-cell office:value-type="float" office:value="59.8428571428571" calcext:value-type="float">
            <text:p>59.8428571429</text:p>
          </table:table-cell>
          <table:table-cell office:value-type="float" office:value="60.35" calcext:value-type="float">
            <text:p>60.35</text:p>
          </table:table-cell>
          <table:table-cell office:value-type="float" office:value="60.1333333333333" calcext:value-type="float">
            <text:p>60.1333333333</text:p>
          </table:table-cell>
          <table:table-cell office:value-type="float" office:value="60.07" calcext:value-type="float">
            <text:p>60.07</text:p>
          </table:table-cell>
          <table:table-cell table:number-columns-repeated="8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3.4" calcext:value-type="float">
            <text:p>53.4</text:p>
          </table:table-cell>
          <table:table-cell office:value-type="float" office:value="59.1" calcext:value-type="float">
            <text:p>59.1</text:p>
          </table:table-cell>
          <table:table-cell office:value-type="float" office:value="59.35" calcext:value-type="float">
            <text:p>59.35</text:p>
          </table:table-cell>
          <table:table-cell office:value-type="float" office:value="60.1333333333333" calcext:value-type="float">
            <text:p>60.1333333333</text:p>
          </table:table-cell>
          <table:table-cell office:value-type="float" office:value="61.45" calcext:value-type="float">
            <text:p>61.45</text:p>
          </table:table-cell>
          <table:table-cell office:value-type="float" office:value="61.24" calcext:value-type="float">
            <text:p>61.24</text:p>
          </table:table-cell>
          <table:table-cell office:value-type="float" office:value="60.2166666666667" calcext:value-type="float">
            <text:p>60.2166666667</text:p>
          </table:table-cell>
          <table:table-cell office:value-type="float" office:value="59.5428571428571" calcext:value-type="float">
            <text:p>59.5428571429</text:p>
          </table:table-cell>
          <table:table-cell office:value-type="float" office:value="59.85" calcext:value-type="float">
            <text:p>59.85</text:p>
          </table:table-cell>
          <table:table-cell office:value-type="float" office:value="58.9" calcext:value-type="float">
            <text:p>58.9</text:p>
          </table:table-cell>
          <table:table-cell office:value-type="float" office:value="60.43" calcext:value-type="float">
            <text:p>60.43</text:p>
          </table:table-cell>
          <table:table-cell table:number-columns-repeated="8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56.9" calcext:value-type="float">
            <text:p>56.9</text:p>
          </table:table-cell>
          <table:table-cell office:value-type="float" office:value="60.3" calcext:value-type="float">
            <text:p>60.3</text:p>
          </table:table-cell>
          <table:table-cell office:value-type="float" office:value="59.6666666666667" calcext:value-type="float">
            <text:p>59.6666666667</text:p>
          </table:table-cell>
          <table:table-cell office:value-type="float" office:value="58.05" calcext:value-type="float">
            <text:p>58.05</text:p>
          </table:table-cell>
          <table:table-cell office:value-type="float" office:value="60.14" calcext:value-type="float">
            <text:p>60.14</text:p>
          </table:table-cell>
          <table:table-cell office:value-type="float" office:value="61.5" calcext:value-type="float">
            <text:p>61.5</text:p>
          </table:table-cell>
          <table:table-cell office:value-type="float" office:value="59.4285714285714" calcext:value-type="float">
            <text:p>59.4285714286</text:p>
          </table:table-cell>
          <table:table-cell office:value-type="float" office:value="60.45" calcext:value-type="float">
            <text:p>60.45</text:p>
          </table:table-cell>
          <table:table-cell office:value-type="float" office:value="59.5111111111111" calcext:value-type="float">
            <text:p>59.5111111111</text:p>
          </table:table-cell>
          <table:table-cell office:value-type="float" office:value="60.26" calcext:value-type="float">
            <text:p>60.26</text:p>
          </table:table-cell>
          <table:table-cell table:number-columns-repeated="8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5.8" calcext:value-type="float">
            <text:p>55.8</text:p>
          </table:table-cell>
          <table:table-cell office:value-type="float" office:value="57" calcext:value-type="float">
            <text:p>57</text:p>
          </table:table-cell>
          <table:table-cell office:value-type="float" office:value="60.25" calcext:value-type="float">
            <text:p>60.25</text:p>
          </table:table-cell>
          <table:table-cell office:value-type="float" office:value="59.3666666666667" calcext:value-type="float">
            <text:p>59.3666666667</text:p>
          </table:table-cell>
          <table:table-cell office:value-type="float" office:value="59.225" calcext:value-type="float">
            <text:p>59.225</text:p>
          </table:table-cell>
          <table:table-cell office:value-type="float" office:value="59.96" calcext:value-type="float">
            <text:p>59.96</text:p>
          </table:table-cell>
          <table:table-cell office:value-type="float" office:value="59.05" calcext:value-type="float">
            <text:p>59.05</text:p>
          </table:table-cell>
          <table:table-cell office:value-type="float" office:value="60.4571428571429" calcext:value-type="float">
            <text:p>60.4571428571</text:p>
          </table:table-cell>
          <table:table-cell office:value-type="float" office:value="59.6625" calcext:value-type="float">
            <text:p>59.6625</text:p>
          </table:table-cell>
          <table:table-cell office:value-type="float" office:value="60.3111111111111" calcext:value-type="float">
            <text:p>60.3111111111</text:p>
          </table:table-cell>
          <table:table-cell office:value-type="float" office:value="59.78" calcext:value-type="float">
            <text:p>59.78</text:p>
          </table:table-cell>
          <table:table-cell table:number-columns-repeated="8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.4" calcext:value-type="float">
            <text:p>52.4</text:p>
          </table:table-cell>
          <table:table-cell office:value-type="float" office:value="60" calcext:value-type="float">
            <text:p>60</text:p>
          </table:table-cell>
          <table:table-cell office:value-type="float" office:value="61.8" calcext:value-type="float">
            <text:p>61.8</text:p>
          </table:table-cell>
          <table:table-cell office:value-type="float" office:value="58.8666666666667" calcext:value-type="float">
            <text:p>58.8666666667</text:p>
          </table:table-cell>
          <table:table-cell office:value-type="float" office:value="61.15" calcext:value-type="float">
            <text:p>61.15</text:p>
          </table:table-cell>
          <table:table-cell office:value-type="float" office:value="59.98" calcext:value-type="float">
            <text:p>59.98</text:p>
          </table:table-cell>
          <table:table-cell office:value-type="float" office:value="60.3166666666667" calcext:value-type="float">
            <text:p>60.3166666667</text:p>
          </table:table-cell>
          <table:table-cell office:value-type="float" office:value="59.3" calcext:value-type="float">
            <text:p>59.3</text:p>
          </table:table-cell>
          <table:table-cell office:value-type="float" office:value="59.75" calcext:value-type="float">
            <text:p>59.75</text:p>
          </table:table-cell>
          <table:table-cell office:value-type="float" office:value="59.9666666666667" calcext:value-type="float">
            <text:p>59.9666666667</text:p>
          </table:table-cell>
          <table:table-cell office:value-type="float" office:value="61.09" calcext:value-type="float">
            <text:p>61.09</text:p>
          </table:table-cell>
          <table:table-cell table:number-columns-repeated="8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7.8" calcext:value-type="float">
            <text:p>57.8</text:p>
          </table:table-cell>
          <table:table-cell office:value-type="float" office:value="57.7" calcext:value-type="float">
            <text:p>57.7</text:p>
          </table:table-cell>
          <table:table-cell office:value-type="float" office:value="61.25" calcext:value-type="float">
            <text:p>61.25</text:p>
          </table:table-cell>
          <table:table-cell office:value-type="float" office:value="59.2" calcext:value-type="float">
            <text:p>59.2</text:p>
          </table:table-cell>
          <table:table-cell office:value-type="float" office:value="59.15" calcext:value-type="float">
            <text:p>59.15</text:p>
          </table:table-cell>
          <table:table-cell office:value-type="float" office:value="60.38" calcext:value-type="float">
            <text:p>60.38</text:p>
          </table:table-cell>
          <table:table-cell office:value-type="float" office:value="59.6666666666667" calcext:value-type="float">
            <text:p>59.6666666667</text:p>
          </table:table-cell>
          <table:table-cell office:value-type="float" office:value="60.0857142857143" calcext:value-type="float">
            <text:p>60.0857142857</text:p>
          </table:table-cell>
          <table:table-cell office:value-type="float" office:value="59.6375" calcext:value-type="float">
            <text:p>59.6375</text:p>
          </table:table-cell>
          <table:table-cell office:value-type="float" office:value="60.0777777777778" calcext:value-type="float">
            <text:p>60.0777777778</text:p>
          </table:table-cell>
          <table:table-cell office:value-type="float" office:value="59.87" calcext:value-type="float">
            <text:p>59.87</text:p>
          </table:table-cell>
          <table:table-cell table:number-columns-repeated="8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58.9" calcext:value-type="float">
            <text:p>58.9</text:p>
          </table:table-cell>
          <table:table-cell office:value-type="float" office:value="61.25" calcext:value-type="float">
            <text:p>61.25</text:p>
          </table:table-cell>
          <table:table-cell office:value-type="float" office:value="61.2333333333333" calcext:value-type="float">
            <text:p>61.2333333333</text:p>
          </table:table-cell>
          <table:table-cell office:value-type="float" office:value="59.925" calcext:value-type="float">
            <text:p>59.925</text:p>
          </table:table-cell>
          <table:table-cell office:value-type="float" office:value="60.5" calcext:value-type="float">
            <text:p>60.5</text:p>
          </table:table-cell>
          <table:table-cell office:value-type="float" office:value="59.55" calcext:value-type="float">
            <text:p>59.55</text:p>
          </table:table-cell>
          <table:table-cell office:value-type="float" office:value="59.3285714285714" calcext:value-type="float">
            <text:p>59.3285714286</text:p>
          </table:table-cell>
          <table:table-cell office:value-type="float" office:value="59.4" calcext:value-type="float">
            <text:p>59.4</text:p>
          </table:table-cell>
          <table:table-cell office:value-type="float" office:value="59.3333333333333" calcext:value-type="float">
            <text:p>59.3333333333</text:p>
          </table:table-cell>
          <table:table-cell office:value-type="float" office:value="60.01" calcext:value-type="float">
            <text:p>60.01</text:p>
          </table:table-cell>
          <table:table-cell table:number-columns-repeated="8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4.8" calcext:value-type="float">
            <text:p>54.8</text:p>
          </table:table-cell>
          <table:table-cell office:value-type="float" office:value="63.7" calcext:value-type="float">
            <text:p>63.7</text:p>
          </table:table-cell>
          <table:table-cell office:value-type="float" office:value="60" calcext:value-type="float">
            <text:p>60</text:p>
          </table:table-cell>
          <table:table-cell office:value-type="float" office:value="61.3" calcext:value-type="float">
            <text:p>61.3</text:p>
          </table:table-cell>
          <table:table-cell office:value-type="float" office:value="62" calcext:value-type="float">
            <text:p>62</text:p>
          </table:table-cell>
          <table:table-cell office:value-type="float" office:value="60.56" calcext:value-type="float">
            <text:p>60.56</text:p>
          </table:table-cell>
          <table:table-cell office:value-type="float" office:value="60.5666666666667" calcext:value-type="float">
            <text:p>60.5666666667</text:p>
          </table:table-cell>
          <table:table-cell office:value-type="float" office:value="59.8714285714286" calcext:value-type="float">
            <text:p>59.8714285714</text:p>
          </table:table-cell>
          <table:table-cell office:value-type="float" office:value="59.45" calcext:value-type="float">
            <text:p>59.45</text:p>
          </table:table-cell>
          <table:table-cell office:value-type="float" office:value="60.1333333333333" calcext:value-type="float">
            <text:p>60.1333333333</text:p>
          </table:table-cell>
          <table:table-cell office:value-type="float" office:value="61.8" calcext:value-type="float">
            <text:p>61.8</text:p>
          </table:table-cell>
          <table:table-cell table:number-columns-repeated="8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8.8" calcext:value-type="float">
            <text:p>58.8</text:p>
          </table:table-cell>
          <table:table-cell office:value-type="float" office:value="61.6" calcext:value-type="float">
            <text:p>61.6</text:p>
          </table:table-cell>
          <table:table-cell office:value-type="float" office:value="61.85" calcext:value-type="float">
            <text:p>61.85</text:p>
          </table:table-cell>
          <table:table-cell office:value-type="float" office:value="60.9666666666667" calcext:value-type="float">
            <text:p>60.9666666667</text:p>
          </table:table-cell>
          <table:table-cell office:value-type="float" office:value="60.8" calcext:value-type="float">
            <text:p>60.8</text:p>
          </table:table-cell>
          <table:table-cell office:value-type="float" office:value="60.76" calcext:value-type="float">
            <text:p>60.76</text:p>
          </table:table-cell>
          <table:table-cell office:value-type="float" office:value="57.9666666666667" calcext:value-type="float">
            <text:p>57.9666666667</text:p>
          </table:table-cell>
          <table:table-cell office:value-type="float" office:value="59.1857142857143" calcext:value-type="float">
            <text:p>59.1857142857</text:p>
          </table:table-cell>
          <table:table-cell office:value-type="float" office:value="59.275" calcext:value-type="float">
            <text:p>59.275</text:p>
          </table:table-cell>
          <table:table-cell office:value-type="float" office:value="60.5222222222222" calcext:value-type="float">
            <text:p>60.5222222222</text:p>
          </table:table-cell>
          <table:table-cell office:value-type="float" office:value="60.32" calcext:value-type="float">
            <text:p>60.32</text:p>
          </table:table-cell>
          <table:table-cell table:number-columns-repeated="8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7.5" calcext:value-type="float">
            <text:p>57.5</text:p>
          </table:table-cell>
          <table:table-cell office:value-type="float" office:value="58.4" calcext:value-type="float">
            <text:p>58.4</text:p>
          </table:table-cell>
          <table:table-cell office:value-type="float" office:value="60.0333333333333" calcext:value-type="float">
            <text:p>60.0333333333</text:p>
          </table:table-cell>
          <table:table-cell office:value-type="float" office:value="59.675" calcext:value-type="float">
            <text:p>59.675</text:p>
          </table:table-cell>
          <table:table-cell office:value-type="float" office:value="60.5" calcext:value-type="float">
            <text:p>60.5</text:p>
          </table:table-cell>
          <table:table-cell office:value-type="float" office:value="59.5333333333333" calcext:value-type="float">
            <text:p>59.5333333333</text:p>
          </table:table-cell>
          <table:table-cell office:value-type="float" office:value="58.8428571428571" calcext:value-type="float">
            <text:p>58.8428571429</text:p>
          </table:table-cell>
          <table:table-cell office:value-type="float" office:value="60.1375" calcext:value-type="float">
            <text:p>60.1375</text:p>
          </table:table-cell>
          <table:table-cell office:value-type="float" office:value="60.3555555555556" calcext:value-type="float">
            <text:p>60.3555555556</text:p>
          </table:table-cell>
          <table:table-cell office:value-type="float" office:value="59.96" calcext:value-type="float">
            <text:p>59.96</text:p>
          </table:table-cell>
          <table:table-cell table:number-columns-repeated="8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8.6" calcext:value-type="float">
            <text:p>58.6</text:p>
          </table:table-cell>
          <table:table-cell office:value-type="float" office:value="57.3" calcext:value-type="float">
            <text:p>57.3</text:p>
          </table:table-cell>
          <table:table-cell office:value-type="float" office:value="57.7" calcext:value-type="float">
            <text:p>57.7</text:p>
          </table:table-cell>
          <table:table-cell office:value-type="float" office:value="60.7" calcext:value-type="float">
            <text:p>60.7</text:p>
          </table:table-cell>
          <table:table-cell office:value-type="float" office:value="59.7" calcext:value-type="float">
            <text:p>59.7</text:p>
          </table:table-cell>
          <table:table-cell office:value-type="float" office:value="58.68" calcext:value-type="float">
            <text:p>58.68</text:p>
          </table:table-cell>
          <table:table-cell office:value-type="float" office:value="59.4333333333333" calcext:value-type="float">
            <text:p>59.4333333333</text:p>
          </table:table-cell>
          <table:table-cell office:value-type="float" office:value="60.7142857142857" calcext:value-type="float">
            <text:p>60.7142857143</text:p>
          </table:table-cell>
          <table:table-cell office:value-type="float" office:value="59.6" calcext:value-type="float">
            <text:p>59.6</text:p>
          </table:table-cell>
          <table:table-cell office:value-type="float" office:value="60.0888888888889" calcext:value-type="float">
            <text:p>60.0888888889</text:p>
          </table:table-cell>
          <table:table-cell office:value-type="float" office:value="59.75" calcext:value-type="float">
            <text:p>59.75</text:p>
          </table:table-cell>
          <table:table-cell table:number-columns-repeated="8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8.8" calcext:value-type="float">
            <text:p>58.8</text:p>
          </table:table-cell>
          <table:table-cell office:value-type="float" office:value="61.9" calcext:value-type="float">
            <text:p>61.9</text:p>
          </table:table-cell>
          <table:table-cell office:value-type="float" office:value="60.65" calcext:value-type="float">
            <text:p>60.65</text:p>
          </table:table-cell>
          <table:table-cell office:value-type="float" office:value="58.9" calcext:value-type="float">
            <text:p>58.9</text:p>
          </table:table-cell>
          <table:table-cell office:value-type="float" office:value="61.125" calcext:value-type="float">
            <text:p>61.125</text:p>
          </table:table-cell>
          <table:table-cell office:value-type="float" office:value="59.9" calcext:value-type="float">
            <text:p>59.9</text:p>
          </table:table-cell>
          <table:table-cell office:value-type="float" office:value="59.9833333333333" calcext:value-type="float">
            <text:p>59.9833333333</text:p>
          </table:table-cell>
          <table:table-cell office:value-type="float" office:value="60.5142857142857" calcext:value-type="float">
            <text:p>60.5142857143</text:p>
          </table:table-cell>
          <table:table-cell office:value-type="float" office:value="60.0375" calcext:value-type="float">
            <text:p>60.0375</text:p>
          </table:table-cell>
          <table:table-cell office:value-type="float" office:value="59.6" calcext:value-type="float">
            <text:p>59.6</text:p>
          </table:table-cell>
          <table:table-cell office:value-type="float" office:value="59.28" calcext:value-type="float">
            <text:p>59.28</text:p>
          </table:table-cell>
          <table:table-cell table:number-columns-repeated="8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6.7" calcext:value-type="float">
            <text:p>56.7</text:p>
          </table:table-cell>
          <table:table-cell office:value-type="float" office:value="60.55" calcext:value-type="float">
            <text:p>60.55</text:p>
          </table:table-cell>
          <table:table-cell office:value-type="float" office:value="59" calcext:value-type="float">
            <text:p>59</text:p>
          </table:table-cell>
          <table:table-cell office:value-type="float" office:value="57.95" calcext:value-type="float">
            <text:p>57.95</text:p>
          </table:table-cell>
          <table:table-cell office:value-type="float" office:value="59.08" calcext:value-type="float">
            <text:p>59.08</text:p>
          </table:table-cell>
          <table:table-cell office:value-type="float" office:value="60.4" calcext:value-type="float">
            <text:p>60.4</text:p>
          </table:table-cell>
          <table:table-cell office:value-type="float" office:value="60.0142857142857" calcext:value-type="float">
            <text:p>60.0142857143</text:p>
          </table:table-cell>
          <table:table-cell office:value-type="float" office:value="60.1625" calcext:value-type="float">
            <text:p>60.1625</text:p>
          </table:table-cell>
          <table:table-cell office:value-type="float" office:value="60.3333333333333" calcext:value-type="float">
            <text:p>60.3333333333</text:p>
          </table:table-cell>
          <table:table-cell office:value-type="float" office:value="60.24" calcext:value-type="float">
            <text:p>60.24</text:p>
          </table:table-cell>
          <table:table-cell table:number-columns-repeated="8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2.25" calcext:value-type="float">
            <text:p>62.25</text:p>
          </table:table-cell>
          <table:table-cell office:value-type="float" office:value="61.0333333333333" calcext:value-type="float">
            <text:p>61.0333333333</text:p>
          </table:table-cell>
          <table:table-cell office:value-type="float" office:value="60.9" calcext:value-type="float">
            <text:p>60.9</text:p>
          </table:table-cell>
          <table:table-cell office:value-type="float" office:value="61.86" calcext:value-type="float">
            <text:p>61.86</text:p>
          </table:table-cell>
          <table:table-cell office:value-type="float" office:value="60.3333333333333" calcext:value-type="float">
            <text:p>60.3333333333</text:p>
          </table:table-cell>
          <table:table-cell office:value-type="float" office:value="61.4428571428571" calcext:value-type="float">
            <text:p>61.4428571429</text:p>
          </table:table-cell>
          <table:table-cell office:value-type="float" office:value="59.1875" calcext:value-type="float">
            <text:p>59.1875</text:p>
          </table:table-cell>
          <table:table-cell office:value-type="float" office:value="60.8222222222222" calcext:value-type="float">
            <text:p>60.8222222222</text:p>
          </table:table-cell>
          <table:table-cell office:value-type="float" office:value="60.29" calcext:value-type="float">
            <text:p>60.29</text:p>
          </table:table-cell>
          <table:table-cell table:number-columns-repeated="8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.6" calcext:value-type="float">
            <text:p>57.6</text:p>
          </table:table-cell>
          <table:table-cell office:value-type="float" office:value="59.3" calcext:value-type="float">
            <text:p>59.3</text:p>
          </table:table-cell>
          <table:table-cell office:value-type="float" office:value="58.8" calcext:value-type="float">
            <text:p>58.8</text:p>
          </table:table-cell>
          <table:table-cell office:value-type="float" office:value="60.8333333333333" calcext:value-type="float">
            <text:p>60.8333333333</text:p>
          </table:table-cell>
          <table:table-cell office:value-type="float" office:value="58.825" calcext:value-type="float">
            <text:p>58.825</text:p>
          </table:table-cell>
          <table:table-cell office:value-type="float" office:value="60.7" calcext:value-type="float">
            <text:p>60.7</text:p>
          </table:table-cell>
          <table:table-cell office:value-type="float" office:value="59.6833333333333" calcext:value-type="float">
            <text:p>59.6833333333</text:p>
          </table:table-cell>
          <table:table-cell office:value-type="float" office:value="58.9" calcext:value-type="float">
            <text:p>58.9</text:p>
          </table:table-cell>
          <table:table-cell office:value-type="float" office:value="61.3875" calcext:value-type="float">
            <text:p>61.3875</text:p>
          </table:table-cell>
          <table:table-cell office:value-type="float" office:value="60.1111111111111" calcext:value-type="float">
            <text:p>60.1111111111</text:p>
          </table:table-cell>
          <table:table-cell office:value-type="float" office:value="59.75" calcext:value-type="float">
            <text:p>59.75</text:p>
          </table:table-cell>
          <table:table-cell table:number-columns-repeated="8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4.4" calcext:value-type="float">
            <text:p>54.4</text:p>
          </table:table-cell>
          <table:table-cell office:value-type="float" office:value="60.6" calcext:value-type="float">
            <text:p>60.6</text:p>
          </table:table-cell>
          <table:table-cell office:value-type="float" office:value="60.1" calcext:value-type="float">
            <text:p>60.1</text:p>
          </table:table-cell>
          <table:table-cell office:value-type="float" office:value="58.5333333333333" calcext:value-type="float">
            <text:p>58.5333333333</text:p>
          </table:table-cell>
          <table:table-cell office:value-type="float" office:value="59.475" calcext:value-type="float">
            <text:p>59.475</text:p>
          </table:table-cell>
          <table:table-cell office:value-type="float" office:value="60.74" calcext:value-type="float">
            <text:p>60.74</text:p>
          </table:table-cell>
          <table:table-cell office:value-type="float" office:value="60.7333333333333" calcext:value-type="float">
            <text:p>60.7333333333</text:p>
          </table:table-cell>
          <table:table-cell office:value-type="float" office:value="60.0571428571429" calcext:value-type="float">
            <text:p>60.0571428571</text:p>
          </table:table-cell>
          <table:table-cell office:value-type="float" office:value="59.2875" calcext:value-type="float">
            <text:p>59.2875</text:p>
          </table:table-cell>
          <table:table-cell office:value-type="float" office:value="58.2777777777778" calcext:value-type="float">
            <text:p>58.2777777778</text:p>
          </table:table-cell>
          <table:table-cell office:value-type="float" office:value="59.18" calcext:value-type="float">
            <text:p>59.18</text:p>
          </table:table-cell>
          <table:table-cell table:number-columns-repeated="8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.4" calcext:value-type="float">
            <text:p>63.4</text:p>
          </table:table-cell>
          <table:table-cell office:value-type="float" office:value="59.3" calcext:value-type="float">
            <text:p>59.3</text:p>
          </table:table-cell>
          <table:table-cell office:value-type="float" office:value="60.7" calcext:value-type="float">
            <text:p>60.7</text:p>
          </table:table-cell>
          <table:table-cell office:value-type="float" office:value="59.8" calcext:value-type="float">
            <text:p>59.8</text:p>
          </table:table-cell>
          <table:table-cell office:value-type="float" office:value="59.475" calcext:value-type="float">
            <text:p>59.475</text:p>
          </table:table-cell>
          <table:table-cell office:value-type="float" office:value="61.44" calcext:value-type="float">
            <text:p>61.44</text:p>
          </table:table-cell>
          <table:table-cell office:value-type="float" office:value="59.65" calcext:value-type="float">
            <text:p>59.65</text:p>
          </table:table-cell>
          <table:table-cell office:value-type="float" office:value="60.2" calcext:value-type="float">
            <text:p>60.2</text:p>
          </table:table-cell>
          <table:table-cell office:value-type="float" office:value="60.125" calcext:value-type="float">
            <text:p>60.125</text:p>
          </table:table-cell>
          <table:table-cell office:value-type="float" office:value="58.3777777777778" calcext:value-type="float">
            <text:p>58.3777777778</text:p>
          </table:table-cell>
          <table:table-cell office:value-type="float" office:value="59.34" calcext:value-type="float">
            <text:p>59.34</text:p>
          </table:table-cell>
          <table:table-cell table:number-columns-repeated="8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8.4" calcext:value-type="float">
            <text:p>58.4</text:p>
          </table:table-cell>
          <table:table-cell office:value-type="float" office:value="58.2" calcext:value-type="float">
            <text:p>58.2</text:p>
          </table:table-cell>
          <table:table-cell office:value-type="float" office:value="56.55" calcext:value-type="float">
            <text:p>56.55</text:p>
          </table:table-cell>
          <table:table-cell office:value-type="float" office:value="61.3" calcext:value-type="float">
            <text:p>61.3</text:p>
          </table:table-cell>
          <table:table-cell office:value-type="float" office:value="57.6" calcext:value-type="float">
            <text:p>57.6</text:p>
          </table:table-cell>
          <table:table-cell office:value-type="float" office:value="59.06" calcext:value-type="float">
            <text:p>59.06</text:p>
          </table:table-cell>
          <table:table-cell office:value-type="float" office:value="60.7333333333333" calcext:value-type="float">
            <text:p>60.7333333333</text:p>
          </table:table-cell>
          <table:table-cell office:value-type="float" office:value="59.3285714285714" calcext:value-type="float">
            <text:p>59.3285714286</text:p>
          </table:table-cell>
          <table:table-cell office:value-type="float" office:value="60.2875" calcext:value-type="float">
            <text:p>60.2875</text:p>
          </table:table-cell>
          <table:table-cell office:value-type="float" office:value="60.0666666666667" calcext:value-type="float">
            <text:p>60.0666666667</text:p>
          </table:table-cell>
          <table:table-cell office:value-type="float" office:value="59.03" calcext:value-type="float">
            <text:p>59.03</text:p>
          </table:table-cell>
          <table:table-cell table:number-columns-repeated="8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.6" calcext:value-type="float">
            <text:p>60.6</text:p>
          </table:table-cell>
          <table:table-cell office:value-type="float" office:value="61.4" calcext:value-type="float">
            <text:p>61.4</text:p>
          </table:table-cell>
          <table:table-cell office:value-type="float" office:value="59.45" calcext:value-type="float">
            <text:p>59.45</text:p>
          </table:table-cell>
          <table:table-cell office:value-type="float" office:value="60.1666666666667" calcext:value-type="float">
            <text:p>60.1666666667</text:p>
          </table:table-cell>
          <table:table-cell office:value-type="float" office:value="59.55" calcext:value-type="float">
            <text:p>59.55</text:p>
          </table:table-cell>
          <table:table-cell office:value-type="float" office:value="60.08" calcext:value-type="float">
            <text:p>60.08</text:p>
          </table:table-cell>
          <table:table-cell office:value-type="float" office:value="59.9833333333333" calcext:value-type="float">
            <text:p>59.9833333333</text:p>
          </table:table-cell>
          <table:table-cell office:value-type="float" office:value="59.7857142857143" calcext:value-type="float">
            <text:p>59.7857142857</text:p>
          </table:table-cell>
          <table:table-cell office:value-type="float" office:value="59.1625" calcext:value-type="float">
            <text:p>59.1625</text:p>
          </table:table-cell>
          <table:table-cell office:value-type="float" office:value="59.1777777777778" calcext:value-type="float">
            <text:p>59.1777777778</text:p>
          </table:table-cell>
          <table:table-cell office:value-type="float" office:value="59.96" calcext:value-type="float">
            <text:p>59.96</text:p>
          </table:table-cell>
          <table:table-cell table:number-columns-repeated="8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7.4" calcext:value-type="float">
            <text:p>57.4</text:p>
          </table:table-cell>
          <table:table-cell office:value-type="float" office:value="60.45" calcext:value-type="float">
            <text:p>60.45</text:p>
          </table:table-cell>
          <table:table-cell office:value-type="float" office:value="60.9" calcext:value-type="float">
            <text:p>60.9</text:p>
          </table:table-cell>
          <table:table-cell office:value-type="float" office:value="60.975" calcext:value-type="float">
            <text:p>60.975</text:p>
          </table:table-cell>
          <table:table-cell office:value-type="float" office:value="59.6" calcext:value-type="float">
            <text:p>59.6</text:p>
          </table:table-cell>
          <table:table-cell office:value-type="float" office:value="60.9166666666667" calcext:value-type="float">
            <text:p>60.9166666667</text:p>
          </table:table-cell>
          <table:table-cell office:value-type="float" office:value="59.5428571428571" calcext:value-type="float">
            <text:p>59.5428571429</text:p>
          </table:table-cell>
          <table:table-cell office:value-type="float" office:value="59.2125" calcext:value-type="float">
            <text:p>59.2125</text:p>
          </table:table-cell>
          <table:table-cell office:value-type="float" office:value="60.0555555555555" calcext:value-type="float">
            <text:p>60.0555555556</text:p>
          </table:table-cell>
          <table:table-cell office:value-type="float" office:value="60.03" calcext:value-type="float">
            <text:p>60.03</text:p>
          </table:table-cell>
          <table:table-cell table:number-columns-repeated="8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5.8" calcext:value-type="float">
            <text:p>55.8</text:p>
          </table:table-cell>
          <table:table-cell office:value-type="float" office:value="60.6" calcext:value-type="float">
            <text:p>60.6</text:p>
          </table:table-cell>
          <table:table-cell office:value-type="float" office:value="58.7" calcext:value-type="float">
            <text:p>58.7</text:p>
          </table:table-cell>
          <table:table-cell office:value-type="float" office:value="59.9666666666667" calcext:value-type="float">
            <text:p>59.9666666667</text:p>
          </table:table-cell>
          <table:table-cell office:value-type="float" office:value="60.75" calcext:value-type="float">
            <text:p>60.75</text:p>
          </table:table-cell>
          <table:table-cell office:value-type="float" office:value="59.34" calcext:value-type="float">
            <text:p>59.34</text:p>
          </table:table-cell>
          <table:table-cell office:value-type="float" office:value="59.4333333333333" calcext:value-type="float">
            <text:p>59.4333333333</text:p>
          </table:table-cell>
          <table:table-cell office:value-type="float" office:value="60.8" calcext:value-type="float">
            <text:p>60.8</text:p>
          </table:table-cell>
          <table:table-cell office:value-type="float" office:value="60.175" calcext:value-type="float">
            <text:p>60.175</text:p>
          </table:table-cell>
          <table:table-cell office:value-type="float" office:value="59.5555555555556" calcext:value-type="float">
            <text:p>59.5555555556</text:p>
          </table:table-cell>
          <table:table-cell office:value-type="float" office:value="59.7" calcext:value-type="float">
            <text:p>59.7</text:p>
          </table:table-cell>
          <table:table-cell table:number-columns-repeated="8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9.2" calcext:value-type="float">
            <text:p>59.2</text:p>
          </table:table-cell>
          <table:table-cell office:value-type="float" office:value="63.7" calcext:value-type="float">
            <text:p>63.7</text:p>
          </table:table-cell>
          <table:table-cell office:value-type="float" office:value="56.5" calcext:value-type="float">
            <text:p>56.5</text:p>
          </table:table-cell>
          <table:table-cell office:value-type="float" office:value="60.0666666666667" calcext:value-type="float">
            <text:p>60.0666666667</text:p>
          </table:table-cell>
          <table:table-cell office:value-type="float" office:value="60.675" calcext:value-type="float">
            <text:p>60.675</text:p>
          </table:table-cell>
          <table:table-cell office:value-type="float" office:value="59.86" calcext:value-type="float">
            <text:p>59.86</text:p>
          </table:table-cell>
          <table:table-cell office:value-type="float" office:value="60.45" calcext:value-type="float">
            <text:p>60.45</text:p>
          </table:table-cell>
          <table:table-cell office:value-type="float" office:value="60.2571428571429" calcext:value-type="float">
            <text:p>60.2571428571</text:p>
          </table:table-cell>
          <table:table-cell office:value-type="float" office:value="60.7625" calcext:value-type="float">
            <text:p>60.7625</text:p>
          </table:table-cell>
          <table:table-cell office:value-type="float" office:value="60.5777777777778" calcext:value-type="float">
            <text:p>60.5777777778</text:p>
          </table:table-cell>
          <table:table-cell office:value-type="float" office:value="60.25" calcext:value-type="float">
            <text:p>60.25</text:p>
          </table:table-cell>
          <table:table-cell table:number-columns-repeated="8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0.6" calcext:value-type="float">
            <text:p>60.6</text:p>
          </table:table-cell>
          <table:table-cell office:value-type="float" office:value="59" calcext:value-type="float">
            <text:p>59</text:p>
          </table:table-cell>
          <table:table-cell office:value-type="float" office:value="58.85" calcext:value-type="float">
            <text:p>58.85</text:p>
          </table:table-cell>
          <table:table-cell office:value-type="float" office:value="58.9" calcext:value-type="float">
            <text:p>58.9</text:p>
          </table:table-cell>
          <table:table-cell office:value-type="float" office:value="59.15" calcext:value-type="float">
            <text:p>59.15</text:p>
          </table:table-cell>
          <table:table-cell office:value-type="float" office:value="60.46" calcext:value-type="float">
            <text:p>60.46</text:p>
          </table:table-cell>
          <table:table-cell office:value-type="float" office:value="60.0666666666667" calcext:value-type="float">
            <text:p>60.0666666667</text:p>
          </table:table-cell>
          <table:table-cell office:value-type="float" office:value="59.2142857142857" calcext:value-type="float">
            <text:p>59.2142857143</text:p>
          </table:table-cell>
          <table:table-cell office:value-type="float" office:value="60.1875" calcext:value-type="float">
            <text:p>60.1875</text:p>
          </table:table-cell>
          <table:table-cell office:value-type="float" office:value="58.8777777777778" calcext:value-type="float">
            <text:p>58.8777777778</text:p>
          </table:table-cell>
          <table:table-cell office:value-type="float" office:value="59.49" calcext:value-type="float">
            <text:p>59.49</text:p>
          </table:table-cell>
          <table:table-cell table:number-columns-repeated="8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0.4" calcext:value-type="float">
            <text:p>60.4</text:p>
          </table:table-cell>
          <table:table-cell office:value-type="float" office:value="61" calcext:value-type="float">
            <text:p>61</text:p>
          </table:table-cell>
          <table:table-cell office:value-type="float" office:value="60.55" calcext:value-type="float">
            <text:p>60.55</text:p>
          </table:table-cell>
          <table:table-cell office:value-type="float" office:value="60.4666666666667" calcext:value-type="float">
            <text:p>60.4666666667</text:p>
          </table:table-cell>
          <table:table-cell office:value-type="float" office:value="60.75" calcext:value-type="float">
            <text:p>60.75</text:p>
          </table:table-cell>
          <table:table-cell office:value-type="float" office:value="60.56" calcext:value-type="float">
            <text:p>60.56</text:p>
          </table:table-cell>
          <table:table-cell office:value-type="float" office:value="59.6666666666667" calcext:value-type="float">
            <text:p>59.6666666667</text:p>
          </table:table-cell>
          <table:table-cell office:value-type="float" office:value="59.7428571428571" calcext:value-type="float">
            <text:p>59.7428571429</text:p>
          </table:table-cell>
          <table:table-cell office:value-type="float" office:value="59.35" calcext:value-type="float">
            <text:p>59.35</text:p>
          </table:table-cell>
          <table:table-cell office:value-type="float" office:value="59.4222222222222" calcext:value-type="float">
            <text:p>59.4222222222</text:p>
          </table:table-cell>
          <table:table-cell office:value-type="float" office:value="60.72" calcext:value-type="float">
            <text:p>60.72</text:p>
          </table:table-cell>
          <table:table-cell table:number-columns-repeated="8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7.4" calcext:value-type="float">
            <text:p>57.4</text:p>
          </table:table-cell>
          <table:table-cell office:value-type="float" office:value="60" calcext:value-type="float">
            <text:p>60</text:p>
          </table:table-cell>
          <table:table-cell office:value-type="float" office:value="59.05" calcext:value-type="float">
            <text:p>59.05</text:p>
          </table:table-cell>
          <table:table-cell office:value-type="float" office:value="58.7" calcext:value-type="float">
            <text:p>58.7</text:p>
          </table:table-cell>
          <table:table-cell office:value-type="float" office:value="59.75" calcext:value-type="float">
            <text:p>59.75</text:p>
          </table:table-cell>
          <table:table-cell office:value-type="float" office:value="60.46" calcext:value-type="float">
            <text:p>60.46</text:p>
          </table:table-cell>
          <table:table-cell office:value-type="float" office:value="58.9166666666667" calcext:value-type="float">
            <text:p>58.9166666667</text:p>
          </table:table-cell>
          <table:table-cell office:value-type="float" office:value="60.3285714285714" calcext:value-type="float">
            <text:p>60.3285714286</text:p>
          </table:table-cell>
          <table:table-cell office:value-type="float" office:value="59.2" calcext:value-type="float">
            <text:p>59.2</text:p>
          </table:table-cell>
          <table:table-cell office:value-type="float" office:value="60.2222222222222" calcext:value-type="float">
            <text:p>60.2222222222</text:p>
          </table:table-cell>
          <table:table-cell office:value-type="float" office:value="59.9" calcext:value-type="float">
            <text:p>59.9</text:p>
          </table:table-cell>
          <table:table-cell table:number-columns-repeated="8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7.8" calcext:value-type="float">
            <text:p>57.8</text:p>
          </table:table-cell>
          <table:table-cell office:value-type="float" office:value="58.7" calcext:value-type="float">
            <text:p>58.7</text:p>
          </table:table-cell>
          <table:table-cell office:value-type="float" office:value="59.7333333333333" calcext:value-type="float">
            <text:p>59.7333333333</text:p>
          </table:table-cell>
          <table:table-cell office:value-type="float" office:value="61.1" calcext:value-type="float">
            <text:p>61.1</text:p>
          </table:table-cell>
          <table:table-cell office:value-type="float" office:value="60.84" calcext:value-type="float">
            <text:p>60.84</text:p>
          </table:table-cell>
          <table:table-cell office:value-type="float" office:value="60.7166666666667" calcext:value-type="float">
            <text:p>60.7166666667</text:p>
          </table:table-cell>
          <table:table-cell office:value-type="float" office:value="59.7142857142857" calcext:value-type="float">
            <text:p>59.7142857143</text:p>
          </table:table-cell>
          <table:table-cell office:value-type="float" office:value="60.525" calcext:value-type="float">
            <text:p>60.525</text:p>
          </table:table-cell>
          <table:table-cell office:value-type="float" office:value="59.5" calcext:value-type="float">
            <text:p>59.5</text:p>
          </table:table-cell>
          <table:table-cell office:value-type="float" office:value="59.75" calcext:value-type="float">
            <text:p>59.75</text:p>
          </table:table-cell>
          <table:table-cell table:number-columns-repeated="8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0.55" calcext:value-type="float">
            <text:p>60.55</text:p>
          </table:table-cell>
          <table:table-cell office:value-type="float" office:value="60.4666666666667" calcext:value-type="float">
            <text:p>60.4666666667</text:p>
          </table:table-cell>
          <table:table-cell office:value-type="float" office:value="61.1" calcext:value-type="float">
            <text:p>61.1</text:p>
          </table:table-cell>
          <table:table-cell office:value-type="float" office:value="59.06" calcext:value-type="float">
            <text:p>59.06</text:p>
          </table:table-cell>
          <table:table-cell office:value-type="float" office:value="59.85" calcext:value-type="float">
            <text:p>59.85</text:p>
          </table:table-cell>
          <table:table-cell office:value-type="float" office:value="59.0285714285714" calcext:value-type="float">
            <text:p>59.0285714286</text:p>
          </table:table-cell>
          <table:table-cell office:value-type="float" office:value="60.3125" calcext:value-type="float">
            <text:p>60.3125</text:p>
          </table:table-cell>
          <table:table-cell office:value-type="float" office:value="58.7222222222222" calcext:value-type="float">
            <text:p>58.7222222222</text:p>
          </table:table-cell>
          <table:table-cell office:value-type="float" office:value="60.59" calcext:value-type="float">
            <text:p>60.59</text:p>
          </table:table-cell>
          <table:table-cell table:number-columns-repeated="8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1.4" calcext:value-type="float">
            <text:p>61.4</text:p>
          </table:table-cell>
          <table:table-cell office:value-type="float" office:value="61.45" calcext:value-type="float">
            <text:p>61.45</text:p>
          </table:table-cell>
          <table:table-cell office:value-type="float" office:value="59.2666666666667" calcext:value-type="float">
            <text:p>59.2666666667</text:p>
          </table:table-cell>
          <table:table-cell office:value-type="float" office:value="60.25" calcext:value-type="float">
            <text:p>60.25</text:p>
          </table:table-cell>
          <table:table-cell office:value-type="float" office:value="58.76" calcext:value-type="float">
            <text:p>58.76</text:p>
          </table:table-cell>
          <table:table-cell office:value-type="float" office:value="59.7166666666667" calcext:value-type="float">
            <text:p>59.7166666667</text:p>
          </table:table-cell>
          <table:table-cell office:value-type="float" office:value="60.9142857142857" calcext:value-type="float">
            <text:p>60.9142857143</text:p>
          </table:table-cell>
          <table:table-cell office:value-type="float" office:value="60.05" calcext:value-type="float">
            <text:p>60.05</text:p>
          </table:table-cell>
          <table:table-cell office:value-type="float" office:value="60.6333333333333" calcext:value-type="float">
            <text:p>60.6333333333</text:p>
          </table:table-cell>
          <table:table-cell office:value-type="float" office:value="60.64" calcext:value-type="float">
            <text:p>60.64</text:p>
          </table:table-cell>
          <table:table-cell table:number-columns-repeated="8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2.8" calcext:value-type="float">
            <text:p>52.8</text:p>
          </table:table-cell>
          <table:table-cell office:value-type="float" office:value="57.4" calcext:value-type="float">
            <text:p>57.4</text:p>
          </table:table-cell>
          <table:table-cell office:value-type="float" office:value="59.45" calcext:value-type="float">
            <text:p>59.45</text:p>
          </table:table-cell>
          <table:table-cell office:value-type="float" office:value="60.6666666666667" calcext:value-type="float">
            <text:p>60.6666666667</text:p>
          </table:table-cell>
          <table:table-cell office:value-type="float" office:value="59.45" calcext:value-type="float">
            <text:p>59.45</text:p>
          </table:table-cell>
          <table:table-cell office:value-type="float" office:value="59.78" calcext:value-type="float">
            <text:p>59.78</text:p>
          </table:table-cell>
          <table:table-cell office:value-type="float" office:value="58.75" calcext:value-type="float">
            <text:p>58.75</text:p>
          </table:table-cell>
          <table:table-cell office:value-type="float" office:value="59.6857142857143" calcext:value-type="float">
            <text:p>59.6857142857</text:p>
          </table:table-cell>
          <table:table-cell office:value-type="float" office:value="59.575" calcext:value-type="float">
            <text:p>59.575</text:p>
          </table:table-cell>
          <table:table-cell office:value-type="float" office:value="60.3444444444444" calcext:value-type="float">
            <text:p>60.3444444444</text:p>
          </table:table-cell>
          <table:table-cell office:value-type="float" office:value="59.68" calcext:value-type="float">
            <text:p>59.68</text:p>
          </table:table-cell>
          <table:table-cell table:number-columns-repeated="8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9.2" calcext:value-type="float">
            <text:p>59.2</text:p>
          </table:table-cell>
          <table:table-cell office:value-type="float" office:value="59.7" calcext:value-type="float">
            <text:p>59.7</text:p>
          </table:table-cell>
          <table:table-cell office:value-type="float" office:value="59.8" calcext:value-type="float">
            <text:p>59.8</text:p>
          </table:table-cell>
          <table:table-cell office:value-type="float" office:value="59.0333333333333" calcext:value-type="float">
            <text:p>59.0333333333</text:p>
          </table:table-cell>
          <table:table-cell office:value-type="float" office:value="58.325" calcext:value-type="float">
            <text:p>58.325</text:p>
          </table:table-cell>
          <table:table-cell office:value-type="float" office:value="59.44" calcext:value-type="float">
            <text:p>59.44</text:p>
          </table:table-cell>
          <table:table-cell office:value-type="float" office:value="61.2666666666667" calcext:value-type="float">
            <text:p>61.2666666667</text:p>
          </table:table-cell>
          <table:table-cell office:value-type="float" office:value="60.9" calcext:value-type="float">
            <text:p>60.9</text:p>
          </table:table-cell>
          <table:table-cell office:value-type="float" office:value="60.05" calcext:value-type="float">
            <text:p>60.05</text:p>
          </table:table-cell>
          <table:table-cell office:value-type="float" office:value="60.8333333333333" calcext:value-type="float">
            <text:p>60.8333333333</text:p>
          </table:table-cell>
          <table:table-cell office:value-type="float" office:value="60.26" calcext:value-type="float">
            <text:p>60.26</text:p>
          </table:table-cell>
          <table:table-cell table:number-columns-repeated="8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8.6" calcext:value-type="float">
            <text:p>58.6</text:p>
          </table:table-cell>
          <table:table-cell office:value-type="float" office:value="60.75" calcext:value-type="float">
            <text:p>60.75</text:p>
          </table:table-cell>
          <table:table-cell office:value-type="float" office:value="58.1" calcext:value-type="float">
            <text:p>58.1</text:p>
          </table:table-cell>
          <table:table-cell office:value-type="float" office:value="59.725" calcext:value-type="float">
            <text:p>59.725</text:p>
          </table:table-cell>
          <table:table-cell office:value-type="float" office:value="59.6" calcext:value-type="float">
            <text:p>59.6</text:p>
          </table:table-cell>
          <table:table-cell office:value-type="float" office:value="58.55" calcext:value-type="float">
            <text:p>58.55</text:p>
          </table:table-cell>
          <table:table-cell office:value-type="float" office:value="60.1142857142857" calcext:value-type="float">
            <text:p>60.1142857143</text:p>
          </table:table-cell>
          <table:table-cell office:value-type="float" office:value="60.275" calcext:value-type="float">
            <text:p>60.275</text:p>
          </table:table-cell>
          <table:table-cell office:value-type="float" office:value="59.7333333333333" calcext:value-type="float">
            <text:p>59.7333333333</text:p>
          </table:table-cell>
          <table:table-cell office:value-type="float" office:value="59.81" calcext:value-type="float">
            <text:p>59.81</text:p>
          </table:table-cell>
          <table:table-cell table:number-columns-repeated="8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3.8" calcext:value-type="float">
            <text:p>53.8</text:p>
          </table:table-cell>
          <table:table-cell office:value-type="float" office:value="57.8" calcext:value-type="float">
            <text:p>57.8</text:p>
          </table:table-cell>
          <table:table-cell office:value-type="float" office:value="58.4" calcext:value-type="float">
            <text:p>58.4</text:p>
          </table:table-cell>
          <table:table-cell office:value-type="float" office:value="59.3" calcext:value-type="float">
            <text:p>59.3</text:p>
          </table:table-cell>
          <table:table-cell office:value-type="float" office:value="59.275" calcext:value-type="float">
            <text:p>59.275</text:p>
          </table:table-cell>
          <table:table-cell office:value-type="float" office:value="59.92" calcext:value-type="float">
            <text:p>59.92</text:p>
          </table:table-cell>
          <table:table-cell office:value-type="float" office:value="60.0666666666667" calcext:value-type="float">
            <text:p>60.0666666667</text:p>
          </table:table-cell>
          <table:table-cell office:value-type="float" office:value="58.7714285714286" calcext:value-type="float">
            <text:p>58.7714285714</text:p>
          </table:table-cell>
          <table:table-cell office:value-type="float" office:value="59.4" calcext:value-type="float">
            <text:p>59.4</text:p>
          </table:table-cell>
          <table:table-cell office:value-type="float" office:value="60.0111111111111" calcext:value-type="float">
            <text:p>60.0111111111</text:p>
          </table:table-cell>
          <table:table-cell office:value-type="float" office:value="60.23" calcext:value-type="float">
            <text:p>60.23</text:p>
          </table:table-cell>
          <table:table-cell table:number-columns-repeated="8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.8" calcext:value-type="float">
            <text:p>60.8</text:p>
          </table:table-cell>
          <table:table-cell office:value-type="float" office:value="57.9" calcext:value-type="float">
            <text:p>57.9</text:p>
          </table:table-cell>
          <table:table-cell office:value-type="float" office:value="59.95" calcext:value-type="float">
            <text:p>59.95</text:p>
          </table:table-cell>
          <table:table-cell office:value-type="float" office:value="59.5" calcext:value-type="float">
            <text:p>59.5</text:p>
          </table:table-cell>
          <table:table-cell office:value-type="float" office:value="59.375" calcext:value-type="float">
            <text:p>59.375</text:p>
          </table:table-cell>
          <table:table-cell office:value-type="float" office:value="60.88" calcext:value-type="float">
            <text:p>60.88</text:p>
          </table:table-cell>
          <table:table-cell office:value-type="float" office:value="60.4166666666667" calcext:value-type="float">
            <text:p>60.4166666667</text:p>
          </table:table-cell>
          <table:table-cell office:value-type="float" office:value="58.8857142857143" calcext:value-type="float">
            <text:p>58.8857142857</text:p>
          </table:table-cell>
          <table:table-cell office:value-type="float" office:value="59.95" calcext:value-type="float">
            <text:p>59.95</text:p>
          </table:table-cell>
          <table:table-cell office:value-type="float" office:value="59.4333333333333" calcext:value-type="float">
            <text:p>59.4333333333</text:p>
          </table:table-cell>
          <table:table-cell office:value-type="float" office:value="59.87" calcext:value-type="float">
            <text:p>59.87</text:p>
          </table:table-cell>
          <table:table-cell table:number-columns-repeated="8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2.4" calcext:value-type="float">
            <text:p>62.4</text:p>
          </table:table-cell>
          <table:table-cell office:value-type="float" office:value="54.3" calcext:value-type="float">
            <text:p>54.3</text:p>
          </table:table-cell>
          <table:table-cell office:value-type="float" office:value="59.15" calcext:value-type="float">
            <text:p>59.15</text:p>
          </table:table-cell>
          <table:table-cell office:value-type="float" office:value="61.3666666666667" calcext:value-type="float">
            <text:p>61.3666666667</text:p>
          </table:table-cell>
          <table:table-cell office:value-type="float" office:value="60.425" calcext:value-type="float">
            <text:p>60.425</text:p>
          </table:table-cell>
          <table:table-cell office:value-type="float" office:value="59.94" calcext:value-type="float">
            <text:p>59.94</text:p>
          </table:table-cell>
          <table:table-cell office:value-type="float" office:value="60.05" calcext:value-type="float">
            <text:p>60.05</text:p>
          </table:table-cell>
          <table:table-cell office:value-type="float" office:value="60.1285714285714" calcext:value-type="float">
            <text:p>60.1285714286</text:p>
          </table:table-cell>
          <table:table-cell office:value-type="float" office:value="60.4625" calcext:value-type="float">
            <text:p>60.4625</text:p>
          </table:table-cell>
          <table:table-cell office:value-type="float" office:value="60.4333333333333" calcext:value-type="float">
            <text:p>60.4333333333</text:p>
          </table:table-cell>
          <table:table-cell office:value-type="float" office:value="60.96" calcext:value-type="float">
            <text:p>60.96</text:p>
          </table:table-cell>
          <table:table-cell table:number-columns-repeated="8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9.1" calcext:value-type="float">
            <text:p>59.1</text:p>
          </table:table-cell>
          <table:table-cell office:value-type="float" office:value="59.65" calcext:value-type="float">
            <text:p>59.65</text:p>
          </table:table-cell>
          <table:table-cell office:value-type="float" office:value="58.4" calcext:value-type="float">
            <text:p>58.4</text:p>
          </table:table-cell>
          <table:table-cell office:value-type="float" office:value="61.525" calcext:value-type="float">
            <text:p>61.525</text:p>
          </table:table-cell>
          <table:table-cell office:value-type="float" office:value="60.42" calcext:value-type="float">
            <text:p>60.42</text:p>
          </table:table-cell>
          <table:table-cell office:value-type="float" office:value="59.85" calcext:value-type="float">
            <text:p>59.85</text:p>
          </table:table-cell>
          <table:table-cell office:value-type="float" office:value="60.9714285714286" calcext:value-type="float">
            <text:p>60.9714285714</text:p>
          </table:table-cell>
          <table:table-cell office:value-type="float" office:value="60.175" calcext:value-type="float">
            <text:p>60.175</text:p>
          </table:table-cell>
          <table:table-cell office:value-type="float" office:value="59.5222222222222" calcext:value-type="float">
            <text:p>59.5222222222</text:p>
          </table:table-cell>
          <table:table-cell office:value-type="float" office:value="61.12" calcext:value-type="float">
            <text:p>61.12</text:p>
          </table:table-cell>
          <table:table-cell table:number-columns-repeated="8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6.6" calcext:value-type="float">
            <text:p>56.6</text:p>
          </table:table-cell>
          <table:table-cell office:value-type="float" office:value="58.3" calcext:value-type="float">
            <text:p>58.3</text:p>
          </table:table-cell>
          <table:table-cell office:value-type="float" office:value="60.55" calcext:value-type="float">
            <text:p>60.55</text:p>
          </table:table-cell>
          <table:table-cell office:value-type="float" office:value="59.1333333333333" calcext:value-type="float">
            <text:p>59.1333333333</text:p>
          </table:table-cell>
          <table:table-cell office:value-type="float" office:value="60.275" calcext:value-type="float">
            <text:p>60.275</text:p>
          </table:table-cell>
          <table:table-cell office:value-type="float" office:value="60.84" calcext:value-type="float">
            <text:p>60.84</text:p>
          </table:table-cell>
          <table:table-cell office:value-type="float" office:value="59.0333333333333" calcext:value-type="float">
            <text:p>59.0333333333</text:p>
          </table:table-cell>
          <table:table-cell office:value-type="float" office:value="60.4714285714286" calcext:value-type="float">
            <text:p>60.4714285714</text:p>
          </table:table-cell>
          <table:table-cell office:value-type="float" office:value="59.15" calcext:value-type="float">
            <text:p>59.15</text:p>
          </table:table-cell>
          <table:table-cell office:value-type="float" office:value="60.7333333333333" calcext:value-type="float">
            <text:p>60.7333333333</text:p>
          </table:table-cell>
          <table:table-cell office:value-type="float" office:value="60.61" calcext:value-type="float">
            <text:p>60.61</text:p>
          </table:table-cell>
          <table:table-cell table:number-columns-repeated="8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8.9" calcext:value-type="float">
            <text:p>58.9</text:p>
          </table:table-cell>
          <table:table-cell office:value-type="float" office:value="57.9" calcext:value-type="float">
            <text:p>57.9</text:p>
          </table:table-cell>
          <table:table-cell office:value-type="float" office:value="59.8333333333333" calcext:value-type="float">
            <text:p>59.8333333333</text:p>
          </table:table-cell>
          <table:table-cell office:value-type="float" office:value="59.675" calcext:value-type="float">
            <text:p>59.675</text:p>
          </table:table-cell>
          <table:table-cell office:value-type="float" office:value="59.5" calcext:value-type="float">
            <text:p>59.5</text:p>
          </table:table-cell>
          <table:table-cell office:value-type="float" office:value="60.3" calcext:value-type="float">
            <text:p>60.3</text:p>
          </table:table-cell>
          <table:table-cell office:value-type="float" office:value="60.1285714285714" calcext:value-type="float">
            <text:p>60.1285714286</text:p>
          </table:table-cell>
          <table:table-cell office:value-type="float" office:value="59.7625" calcext:value-type="float">
            <text:p>59.7625</text:p>
          </table:table-cell>
          <table:table-cell office:value-type="float" office:value="60.2111111111111" calcext:value-type="float">
            <text:p>60.2111111111</text:p>
          </table:table-cell>
          <table:table-cell office:value-type="float" office:value="59.94" calcext:value-type="float">
            <text:p>59.94</text:p>
          </table:table-cell>
          <table:table-cell table:number-columns-repeated="8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0.6" calcext:value-type="float">
            <text:p>60.6</text:p>
          </table:table-cell>
          <table:table-cell office:value-type="float" office:value="56.8" calcext:value-type="float">
            <text:p>56.8</text:p>
          </table:table-cell>
          <table:table-cell office:value-type="float" office:value="57.8" calcext:value-type="float">
            <text:p>57.8</text:p>
          </table:table-cell>
          <table:table-cell office:value-type="float" office:value="58.8" calcext:value-type="float">
            <text:p>58.8</text:p>
          </table:table-cell>
          <table:table-cell office:value-type="float" office:value="61.1" calcext:value-type="float">
            <text:p>61.1</text:p>
          </table:table-cell>
          <table:table-cell office:value-type="float" office:value="59.34" calcext:value-type="float">
            <text:p>59.34</text:p>
          </table:table-cell>
          <table:table-cell office:value-type="float" office:value="61.3833333333333" calcext:value-type="float">
            <text:p>61.3833333333</text:p>
          </table:table-cell>
          <table:table-cell office:value-type="float" office:value="58.2142857142857" calcext:value-type="float">
            <text:p>58.2142857143</text:p>
          </table:table-cell>
          <table:table-cell office:value-type="float" office:value="58.975" calcext:value-type="float">
            <text:p>58.975</text:p>
          </table:table-cell>
          <table:table-cell office:value-type="float" office:value="59.0111111111111" calcext:value-type="float">
            <text:p>59.0111111111</text:p>
          </table:table-cell>
          <table:table-cell office:value-type="float" office:value="59.92" calcext:value-type="float">
            <text:p>59.92</text:p>
          </table:table-cell>
          <table:table-cell table:number-columns-repeated="8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9.2" calcext:value-type="float">
            <text:p>59.2</text:p>
          </table:table-cell>
          <table:table-cell office:value-type="float" office:value="57.3" calcext:value-type="float">
            <text:p>57.3</text:p>
          </table:table-cell>
          <table:table-cell office:value-type="float" office:value="58.9" calcext:value-type="float">
            <text:p>58.9</text:p>
          </table:table-cell>
          <table:table-cell office:value-type="float" office:value="58.6333333333333" calcext:value-type="float">
            <text:p>58.6333333333</text:p>
          </table:table-cell>
          <table:table-cell office:value-type="float" office:value="61.3" calcext:value-type="float">
            <text:p>61.3</text:p>
          </table:table-cell>
          <table:table-cell office:value-type="float" office:value="59.26" calcext:value-type="float">
            <text:p>59.26</text:p>
          </table:table-cell>
          <table:table-cell office:value-type="float" office:value="61.35" calcext:value-type="float">
            <text:p>61.35</text:p>
          </table:table-cell>
          <table:table-cell office:value-type="float" office:value="59.4857142857143" calcext:value-type="float">
            <text:p>59.4857142857</text:p>
          </table:table-cell>
          <table:table-cell office:value-type="float" office:value="59.45" calcext:value-type="float">
            <text:p>59.45</text:p>
          </table:table-cell>
          <table:table-cell office:value-type="float" office:value="59.8444444444444" calcext:value-type="float">
            <text:p>59.8444444444</text:p>
          </table:table-cell>
          <table:table-cell office:value-type="float" office:value="59.99" calcext:value-type="float">
            <text:p>59.99</text:p>
          </table:table-cell>
          <table:table-cell table:number-columns-repeated="8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5.4" calcext:value-type="float">
            <text:p>55.4</text:p>
          </table:table-cell>
          <table:table-cell office:value-type="float" office:value="61.1" calcext:value-type="float">
            <text:p>61.1</text:p>
          </table:table-cell>
          <table:table-cell office:value-type="float" office:value="59.2" calcext:value-type="float">
            <text:p>59.2</text:p>
          </table:table-cell>
          <table:table-cell office:value-type="float" office:value="60.8333333333333" calcext:value-type="float">
            <text:p>60.8333333333</text:p>
          </table:table-cell>
          <table:table-cell office:value-type="float" office:value="59.925" calcext:value-type="float">
            <text:p>59.925</text:p>
          </table:table-cell>
          <table:table-cell office:value-type="float" office:value="59.44" calcext:value-type="float">
            <text:p>59.44</text:p>
          </table:table-cell>
          <table:table-cell office:value-type="float" office:value="58.9333333333333" calcext:value-type="float">
            <text:p>58.9333333333</text:p>
          </table:table-cell>
          <table:table-cell office:value-type="float" office:value="58.7285714285714" calcext:value-type="float">
            <text:p>58.7285714286</text:p>
          </table:table-cell>
          <table:table-cell office:value-type="float" office:value="60.4375" calcext:value-type="float">
            <text:p>60.4375</text:p>
          </table:table-cell>
          <table:table-cell office:value-type="float" office:value="59.4444444444444" calcext:value-type="float">
            <text:p>59.4444444444</text:p>
          </table:table-cell>
          <table:table-cell office:value-type="float" office:value="59.25" calcext:value-type="float">
            <text:p>59.25</text:p>
          </table:table-cell>
          <table:table-cell table:number-columns-repeated="8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5.4" calcext:value-type="float">
            <text:p>65.4</text:p>
          </table:table-cell>
          <table:table-cell office:value-type="float" office:value="57.9" calcext:value-type="float">
            <text:p>57.9</text:p>
          </table:table-cell>
          <table:table-cell office:value-type="float" office:value="58.6" calcext:value-type="float">
            <text:p>58.6</text:p>
          </table:table-cell>
          <table:table-cell office:value-type="float" office:value="58.0333333333333" calcext:value-type="float">
            <text:p>58.0333333333</text:p>
          </table:table-cell>
          <table:table-cell office:value-type="float" office:value="59.15" calcext:value-type="float">
            <text:p>59.15</text:p>
          </table:table-cell>
          <table:table-cell office:value-type="float" office:value="59.16" calcext:value-type="float">
            <text:p>59.16</text:p>
          </table:table-cell>
          <table:table-cell office:value-type="float" office:value="59.9" calcext:value-type="float">
            <text:p>59.9</text:p>
          </table:table-cell>
          <table:table-cell office:value-type="float" office:value="59.3857142857143" calcext:value-type="float">
            <text:p>59.3857142857</text:p>
          </table:table-cell>
          <table:table-cell office:value-type="float" office:value="61.1625" calcext:value-type="float">
            <text:p>61.1625</text:p>
          </table:table-cell>
          <table:table-cell office:value-type="float" office:value="59.5888888888889" calcext:value-type="float">
            <text:p>59.5888888889</text:p>
          </table:table-cell>
          <table:table-cell office:value-type="float" office:value="58.83" calcext:value-type="float">
            <text:p>58.83</text:p>
          </table:table-cell>
          <table:table-cell table:number-columns-repeated="8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8.4" calcext:value-type="float">
            <text:p>58.4</text:p>
          </table:table-cell>
          <table:table-cell office:value-type="float" office:value="59.6" calcext:value-type="float">
            <text:p>59.6</text:p>
          </table:table-cell>
          <table:table-cell office:value-type="float" office:value="58.3" calcext:value-type="float">
            <text:p>58.3</text:p>
          </table:table-cell>
          <table:table-cell office:value-type="float" office:value="59.3" calcext:value-type="float">
            <text:p>59.3</text:p>
          </table:table-cell>
          <table:table-cell office:value-type="float" office:value="58.75" calcext:value-type="float">
            <text:p>58.75</text:p>
          </table:table-cell>
          <table:table-cell office:value-type="float" office:value="60.82" calcext:value-type="float">
            <text:p>60.82</text:p>
          </table:table-cell>
          <table:table-cell office:value-type="float" office:value="60.3166666666667" calcext:value-type="float">
            <text:p>60.3166666667</text:p>
          </table:table-cell>
          <table:table-cell office:value-type="float" office:value="58.7285714285714" calcext:value-type="float">
            <text:p>58.7285714286</text:p>
          </table:table-cell>
          <table:table-cell office:value-type="float" office:value="58.925" calcext:value-type="float">
            <text:p>58.925</text:p>
          </table:table-cell>
          <table:table-cell office:value-type="float" office:value="60.1888888888889" calcext:value-type="float">
            <text:p>60.1888888889</text:p>
          </table:table-cell>
          <table:table-cell office:value-type="float" office:value="59.45" calcext:value-type="float">
            <text:p>59.45</text:p>
          </table:table-cell>
          <table:table-cell table:number-columns-repeated="8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.8" calcext:value-type="float">
            <text:p>63.8</text:p>
          </table:table-cell>
          <table:table-cell office:value-type="float" office:value="60.9" calcext:value-type="float">
            <text:p>60.9</text:p>
          </table:table-cell>
          <table:table-cell office:value-type="float" office:value="61.2" calcext:value-type="float">
            <text:p>61.2</text:p>
          </table:table-cell>
          <table:table-cell office:value-type="float" office:value="59.5333333333333" calcext:value-type="float">
            <text:p>59.5333333333</text:p>
          </table:table-cell>
          <table:table-cell office:value-type="float" office:value="60.5" calcext:value-type="float">
            <text:p>60.5</text:p>
          </table:table-cell>
          <table:table-cell office:value-type="float" office:value="59.82" calcext:value-type="float">
            <text:p>59.82</text:p>
          </table:table-cell>
          <table:table-cell office:value-type="float" office:value="59.5833333333333" calcext:value-type="float">
            <text:p>59.5833333333</text:p>
          </table:table-cell>
          <table:table-cell office:value-type="float" office:value="59.6428571428571" calcext:value-type="float">
            <text:p>59.6428571429</text:p>
          </table:table-cell>
          <table:table-cell office:value-type="float" office:value="58.9" calcext:value-type="float">
            <text:p>58.9</text:p>
          </table:table-cell>
          <table:table-cell office:value-type="float" office:value="59.0666666666667" calcext:value-type="float">
            <text:p>59.0666666667</text:p>
          </table:table-cell>
          <table:table-cell office:value-type="float" office:value="59.66" calcext:value-type="float">
            <text:p>59.66</text:p>
          </table:table-cell>
          <table:table-cell table:number-columns-repeated="8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59.8" calcext:value-type="float">
            <text:p>59.8</text:p>
          </table:table-cell>
          <table:table-cell office:value-type="float" office:value="62.85" calcext:value-type="float">
            <text:p>62.85</text:p>
          </table:table-cell>
          <table:table-cell office:value-type="float" office:value="60.3666666666667" calcext:value-type="float">
            <text:p>60.3666666667</text:p>
          </table:table-cell>
          <table:table-cell office:value-type="float" office:value="59.45" calcext:value-type="float">
            <text:p>59.45</text:p>
          </table:table-cell>
          <table:table-cell office:value-type="float" office:value="59.84" calcext:value-type="float">
            <text:p>59.84</text:p>
          </table:table-cell>
          <table:table-cell office:value-type="float" office:value="59.3666666666667" calcext:value-type="float">
            <text:p>59.3666666667</text:p>
          </table:table-cell>
          <table:table-cell office:value-type="float" office:value="59.8142857142857" calcext:value-type="float">
            <text:p>59.8142857143</text:p>
          </table:table-cell>
          <table:table-cell office:value-type="float" office:value="59.6125" calcext:value-type="float">
            <text:p>59.6125</text:p>
          </table:table-cell>
          <table:table-cell office:value-type="float" office:value="59.8" calcext:value-type="float">
            <text:p>59.8</text:p>
          </table:table-cell>
          <table:table-cell office:value-type="float" office:value="60.55" calcext:value-type="float">
            <text:p>60.55</text:p>
          </table:table-cell>
          <table:table-cell table:number-columns-repeated="8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9.8" calcext:value-type="float">
            <text:p>59.8</text:p>
          </table:table-cell>
          <table:table-cell office:value-type="float" office:value="61.9" calcext:value-type="float">
            <text:p>61.9</text:p>
          </table:table-cell>
          <table:table-cell office:value-type="float" office:value="58.15" calcext:value-type="float">
            <text:p>58.15</text:p>
          </table:table-cell>
          <table:table-cell office:value-type="float" office:value="60.0333333333333" calcext:value-type="float">
            <text:p>60.0333333333</text:p>
          </table:table-cell>
          <table:table-cell office:value-type="float" office:value="59.875" calcext:value-type="float">
            <text:p>59.875</text:p>
          </table:table-cell>
          <table:table-cell office:value-type="float" office:value="59.34" calcext:value-type="float">
            <text:p>59.34</text:p>
          </table:table-cell>
          <table:table-cell office:value-type="float" office:value="59.6166666666667" calcext:value-type="float">
            <text:p>59.6166666667</text:p>
          </table:table-cell>
          <table:table-cell office:value-type="float" office:value="61.9285714285714" calcext:value-type="float">
            <text:p>61.9285714286</text:p>
          </table:table-cell>
          <table:table-cell office:value-type="float" office:value="59.6625" calcext:value-type="float">
            <text:p>59.6625</text:p>
          </table:table-cell>
          <table:table-cell office:value-type="float" office:value="60.6111111111111" calcext:value-type="float">
            <text:p>60.6111111111</text:p>
          </table:table-cell>
          <table:table-cell office:value-type="float" office:value="60" calcext:value-type="float">
            <text:p>60</text:p>
          </table:table-cell>
          <table:table-cell table:number-columns-repeated="8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9.2" calcext:value-type="float">
            <text:p>59.2</text:p>
          </table:table-cell>
          <table:table-cell office:value-type="float" office:value="60.4" calcext:value-type="float">
            <text:p>60.4</text:p>
          </table:table-cell>
          <table:table-cell office:value-type="float" office:value="57.05" calcext:value-type="float">
            <text:p>57.05</text:p>
          </table:table-cell>
          <table:table-cell office:value-type="float" office:value="60.2333333333333" calcext:value-type="float">
            <text:p>60.2333333333</text:p>
          </table:table-cell>
          <table:table-cell office:value-type="float" office:value="60.225" calcext:value-type="float">
            <text:p>60.225</text:p>
          </table:table-cell>
          <table:table-cell office:value-type="float" office:value="58.9" calcext:value-type="float">
            <text:p>58.9</text:p>
          </table:table-cell>
          <table:table-cell office:value-type="float" office:value="59.2166666666667" calcext:value-type="float">
            <text:p>59.2166666667</text:p>
          </table:table-cell>
          <table:table-cell office:value-type="float" office:value="59.2428571428571" calcext:value-type="float">
            <text:p>59.2428571429</text:p>
          </table:table-cell>
          <table:table-cell office:value-type="float" office:value="59.5625" calcext:value-type="float">
            <text:p>59.5625</text:p>
          </table:table-cell>
          <table:table-cell office:value-type="float" office:value="59.7777777777778" calcext:value-type="float">
            <text:p>59.7777777778</text:p>
          </table:table-cell>
          <table:table-cell office:value-type="float" office:value="60.37" calcext:value-type="float">
            <text:p>60.37</text:p>
          </table:table-cell>
          <table:table-cell table:number-columns-repeated="8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8.4" calcext:value-type="float">
            <text:p>58.4</text:p>
          </table:table-cell>
          <table:table-cell office:value-type="float" office:value="58" calcext:value-type="float">
            <text:p>58</text:p>
          </table:table-cell>
          <table:table-cell office:value-type="float" office:value="58.65" calcext:value-type="float">
            <text:p>58.65</text:p>
          </table:table-cell>
          <table:table-cell office:value-type="float" office:value="59.1666666666667" calcext:value-type="float">
            <text:p>59.1666666667</text:p>
          </table:table-cell>
          <table:table-cell office:value-type="float" office:value="59.725" calcext:value-type="float">
            <text:p>59.725</text:p>
          </table:table-cell>
          <table:table-cell office:value-type="float" office:value="60.48" calcext:value-type="float">
            <text:p>60.48</text:p>
          </table:table-cell>
          <table:table-cell office:value-type="float" office:value="59" calcext:value-type="float">
            <text:p>59</text:p>
          </table:table-cell>
          <table:table-cell office:value-type="float" office:value="57.2857142857143" calcext:value-type="float">
            <text:p>57.2857142857</text:p>
          </table:table-cell>
          <table:table-cell office:value-type="float" office:value="60.0875" calcext:value-type="float">
            <text:p>60.0875</text:p>
          </table:table-cell>
          <table:table-cell office:value-type="float" office:value="59.8111111111111" calcext:value-type="float">
            <text:p>59.8111111111</text:p>
          </table:table-cell>
          <table:table-cell office:value-type="float" office:value="60.49" calcext:value-type="float">
            <text:p>60.49</text:p>
          </table:table-cell>
          <table:table-cell table:number-columns-repeated="8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9.8" calcext:value-type="float">
            <text:p>59.8</text:p>
          </table:table-cell>
          <table:table-cell office:value-type="float" office:value="60.5" calcext:value-type="float">
            <text:p>60.5</text:p>
          </table:table-cell>
          <table:table-cell office:value-type="float" office:value="62.95" calcext:value-type="float">
            <text:p>62.95</text:p>
          </table:table-cell>
          <table:table-cell office:value-type="float" office:value="60.3" calcext:value-type="float">
            <text:p>60.3</text:p>
          </table:table-cell>
          <table:table-cell office:value-type="float" office:value="60.8" calcext:value-type="float">
            <text:p>60.8</text:p>
          </table:table-cell>
          <table:table-cell office:value-type="float" office:value="59.62" calcext:value-type="float">
            <text:p>59.62</text:p>
          </table:table-cell>
          <table:table-cell office:value-type="float" office:value="59.6666666666667" calcext:value-type="float">
            <text:p>59.6666666667</text:p>
          </table:table-cell>
          <table:table-cell office:value-type="float" office:value="60.2714285714286" calcext:value-type="float">
            <text:p>60.2714285714</text:p>
          </table:table-cell>
          <table:table-cell office:value-type="float" office:value="60.75" calcext:value-type="float">
            <text:p>60.75</text:p>
          </table:table-cell>
          <table:table-cell office:value-type="float" office:value="60.0333333333333" calcext:value-type="float">
            <text:p>60.0333333333</text:p>
          </table:table-cell>
          <table:table-cell office:value-type="float" office:value="59.93" calcext:value-type="float">
            <text:p>59.93</text:p>
          </table:table-cell>
          <table:table-cell table:number-columns-repeated="8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8.5" calcext:value-type="float">
            <text:p>58.5</text:p>
          </table:table-cell>
          <table:table-cell office:value-type="float" office:value="58.7" calcext:value-type="float">
            <text:p>58.7</text:p>
          </table:table-cell>
          <table:table-cell office:value-type="float" office:value="62.0666666666667" calcext:value-type="float">
            <text:p>62.0666666667</text:p>
          </table:table-cell>
          <table:table-cell office:value-type="float" office:value="59.325" calcext:value-type="float">
            <text:p>59.325</text:p>
          </table:table-cell>
          <table:table-cell office:value-type="float" office:value="59.48" calcext:value-type="float">
            <text:p>59.48</text:p>
          </table:table-cell>
          <table:table-cell office:value-type="float" office:value="59.8" calcext:value-type="float">
            <text:p>59.8</text:p>
          </table:table-cell>
          <table:table-cell office:value-type="float" office:value="59.4714285714286" calcext:value-type="float">
            <text:p>59.4714285714</text:p>
          </table:table-cell>
          <table:table-cell office:value-type="float" office:value="59.6125" calcext:value-type="float">
            <text:p>59.6125</text:p>
          </table:table-cell>
          <table:table-cell office:value-type="float" office:value="60.8888888888889" calcext:value-type="float">
            <text:p>60.8888888889</text:p>
          </table:table-cell>
          <table:table-cell office:value-type="float" office:value="58.53" calcext:value-type="float">
            <text:p>58.53</text:p>
          </table:table-cell>
          <table:table-cell table:number-columns-repeated="8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.2" calcext:value-type="float">
            <text:p>60.2</text:p>
          </table:table-cell>
          <table:table-cell office:value-type="float" office:value="59.3" calcext:value-type="float">
            <text:p>59.3</text:p>
          </table:table-cell>
          <table:table-cell office:value-type="float" office:value="57.3" calcext:value-type="float">
            <text:p>57.3</text:p>
          </table:table-cell>
          <table:table-cell office:value-type="float" office:value="61.3666666666667" calcext:value-type="float">
            <text:p>61.3666666667</text:p>
          </table:table-cell>
          <table:table-cell office:value-type="float" office:value="59.5" calcext:value-type="float">
            <text:p>59.5</text:p>
          </table:table-cell>
          <table:table-cell office:value-type="float" office:value="59.06" calcext:value-type="float">
            <text:p>59.06</text:p>
          </table:table-cell>
          <table:table-cell office:value-type="float" office:value="58.6333333333333" calcext:value-type="float">
            <text:p>58.6333333333</text:p>
          </table:table-cell>
          <table:table-cell office:value-type="float" office:value="59.3428571428571" calcext:value-type="float">
            <text:p>59.3428571429</text:p>
          </table:table-cell>
          <table:table-cell office:value-type="float" office:value="59.575" calcext:value-type="float">
            <text:p>59.575</text:p>
          </table:table-cell>
          <table:table-cell office:value-type="float" office:value="60.2555555555556" calcext:value-type="float">
            <text:p>60.2555555556</text:p>
          </table:table-cell>
          <table:table-cell office:value-type="float" office:value="59.82" calcext:value-type="float">
            <text:p>59.82</text:p>
          </table:table-cell>
          <table:table-cell table:number-columns-repeated="8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.6" calcext:value-type="float">
            <text:p>54.6</text:p>
          </table:table-cell>
          <table:table-cell office:value-type="float" office:value="60.9" calcext:value-type="float">
            <text:p>60.9</text:p>
          </table:table-cell>
          <table:table-cell office:value-type="float" office:value="60" calcext:value-type="float">
            <text:p>60</text:p>
          </table:table-cell>
          <table:table-cell office:value-type="float" office:value="60.9" calcext:value-type="float">
            <text:p>60.9</text:p>
          </table:table-cell>
          <table:table-cell office:value-type="float" office:value="60.7" calcext:value-type="float">
            <text:p>60.7</text:p>
          </table:table-cell>
          <table:table-cell office:value-type="float" office:value="61.04" calcext:value-type="float">
            <text:p>61.04</text:p>
          </table:table-cell>
          <table:table-cell office:value-type="float" office:value="59.75" calcext:value-type="float">
            <text:p>59.75</text:p>
          </table:table-cell>
          <table:table-cell office:value-type="float" office:value="59.3" calcext:value-type="float">
            <text:p>59.3</text:p>
          </table:table-cell>
          <table:table-cell office:value-type="float" office:value="60.425" calcext:value-type="float">
            <text:p>60.425</text:p>
          </table:table-cell>
          <table:table-cell office:value-type="float" office:value="60.2111111111111" calcext:value-type="float">
            <text:p>60.2111111111</text:p>
          </table:table-cell>
          <table:table-cell office:value-type="float" office:value="60.51" calcext:value-type="float">
            <text:p>60.51</text:p>
          </table:table-cell>
          <table:table-cell table:number-columns-repeated="8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7.6" calcext:value-type="float">
            <text:p>57.6</text:p>
          </table:table-cell>
          <table:table-cell office:value-type="float" office:value="58.4" calcext:value-type="float">
            <text:p>58.4</text:p>
          </table:table-cell>
          <table:table-cell office:value-type="float" office:value="60.4" calcext:value-type="float">
            <text:p>60.4</text:p>
          </table:table-cell>
          <table:table-cell office:value-type="float" office:value="58.9666666666667" calcext:value-type="float">
            <text:p>58.9666666667</text:p>
          </table:table-cell>
          <table:table-cell office:value-type="float" office:value="58.8" calcext:value-type="float">
            <text:p>58.8</text:p>
          </table:table-cell>
          <table:table-cell office:value-type="float" office:value="60.26" calcext:value-type="float">
            <text:p>60.26</text:p>
          </table:table-cell>
          <table:table-cell office:value-type="float" office:value="60.25" calcext:value-type="float">
            <text:p>60.25</text:p>
          </table:table-cell>
          <table:table-cell office:value-type="float" office:value="60.2714285714286" calcext:value-type="float">
            <text:p>60.2714285714</text:p>
          </table:table-cell>
          <table:table-cell office:value-type="float" office:value="59.3375" calcext:value-type="float">
            <text:p>59.3375</text:p>
          </table:table-cell>
          <table:table-cell office:value-type="float" office:value="60.3111111111111" calcext:value-type="float">
            <text:p>60.3111111111</text:p>
          </table:table-cell>
          <table:table-cell office:value-type="float" office:value="60.28" calcext:value-type="float">
            <text:p>60.28</text:p>
          </table:table-cell>
          <table:table-cell table:number-columns-repeated="8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8.6" calcext:value-type="float">
            <text:p>58.6</text:p>
          </table:table-cell>
          <table:table-cell office:value-type="float" office:value="61.9" calcext:value-type="float">
            <text:p>61.9</text:p>
          </table:table-cell>
          <table:table-cell office:value-type="float" office:value="58.7" calcext:value-type="float">
            <text:p>58.7</text:p>
          </table:table-cell>
          <table:table-cell office:value-type="float" office:value="59.8333333333333" calcext:value-type="float">
            <text:p>59.8333333333</text:p>
          </table:table-cell>
          <table:table-cell office:value-type="float" office:value="60.675" calcext:value-type="float">
            <text:p>60.675</text:p>
          </table:table-cell>
          <table:table-cell office:value-type="float" office:value="59.3" calcext:value-type="float">
            <text:p>59.3</text:p>
          </table:table-cell>
          <table:table-cell office:value-type="float" office:value="61.4666666666667" calcext:value-type="float">
            <text:p>61.4666666667</text:p>
          </table:table-cell>
          <table:table-cell office:value-type="float" office:value="60.3571428571429" calcext:value-type="float">
            <text:p>60.3571428571</text:p>
          </table:table-cell>
          <table:table-cell office:value-type="float" office:value="60.225" calcext:value-type="float">
            <text:p>60.225</text:p>
          </table:table-cell>
          <table:table-cell office:value-type="float" office:value="61.0333333333333" calcext:value-type="float">
            <text:p>61.0333333333</text:p>
          </table:table-cell>
          <table:table-cell office:value-type="float" office:value="59.45" calcext:value-type="float">
            <text:p>59.45</text:p>
          </table:table-cell>
          <table:table-cell table:number-columns-repeated="8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9T21:31:30.283023428</dc:date>
    <meta:editing-duration>PT1M48S</meta:editing-duration>
    <meta:editing-cycles>1</meta:editing-cycles>
    <meta:generator>LibreOffice/5.1.6.2$Linux_X86_64 LibreOffice_project/10m0$Build-2</meta:generator>
    <meta:document-statistic meta:table-count="1" meta:cell-count="1212" meta:object-count="0"/>
  </office:meta>
</office:document-meta>
</file>